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Lucida Sans1" svg:font-family="'Lucida Sans'" style:font-family-generic="swiss"/>
    <style:font-face style:name="LucidaSans-TypewriterBold" svg:font-family="LucidaSans-TypewriterBold"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LucidaSans-Typewriter" fo:font-size="9pt" style:font-name-asian="LucidaSans-Typewriter" style:font-size-asian="9pt" style:font-name-complex="LucidaSans-Typewriter" style:font-size-complex="9pt"/>
    </style:style>
    <style:style style:name="P2" style:family="paragraph" style:parent-style-name="Standard">
      <style:paragraph-properties style:text-autospace="none"/>
      <style:text-properties style:font-name="LucidaSans-Typewriter" fo:font-size="9pt" style:font-name-asian="LucidaSans-Typewriter" style:font-size-asian="9pt" style:font-name-complex="LucidaSans-Typewriter" style:font-size-complex="9pt"/>
    </style:style>
    <style:style style:name="P3" style:family="paragraph" style:parent-style-name="Standard">
      <style:paragraph-properties fo:text-align="start" style:justify-single-word="false" style:text-autospace="none"/>
      <style:text-properties style:font-name="LucidaSans-Typewriter" fo:font-size="9pt" fo:font-weight="normal" style:font-name-asian="LucidaSans-Typewriter" style:font-size-asian="9pt" style:font-weight-asian="normal" style:font-name-complex="LucidaSans-Typewriter" style:font-size-complex="9pt" style:font-weight-complex="normal"/>
    </style:style>
    <style:style style:name="P4"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5" style:family="paragraph" style:parent-style-name="Standard">
      <style:paragraph-properties fo:text-align="start" style:justify-single-word="false" style:text-autospace="none"/>
      <style:text-properties style:font-name="Times-Bold" fo:font-size="11pt" style:font-name-asian="Times-Bold" style:font-size-asian="11pt" style:font-name-complex="Times-Bold" style:font-size-complex="11pt"/>
    </style:style>
    <style:style style:name="P6" style:family="paragraph" style:parent-style-name="Standard">
      <style:paragraph-properties fo:text-align="start" style:justify-single-word="false"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7" style:family="paragraph" style:parent-style-name="Standard">
      <style:paragraph-properties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8" style:family="paragraph" style:parent-style-name="Standard">
      <style:paragraph-properties style:text-autospace="none"/>
      <style:text-properties style:font-name="Times-Bold" fo:font-size="10pt" fo:font-weight="normal" style:font-name-asian="Times-Bold" style:font-size-asian="10pt" style:font-weight-asian="normal" style:font-name-complex="Times-Bold" style:font-size-complex="10pt" style:font-weight-complex="normal"/>
    </style:style>
    <style:style style:name="P9" style:family="paragraph" style:parent-style-name="Standard">
      <style:paragraph-properties fo:text-align="start" style:justify-single-word="false"/>
      <style:text-properties style:font-name="Times New Roman1" fo:font-size="13pt" fo:font-style="normal" fo:font-weight="normal" style:font-name-asian="Times-Bold" style:font-size-asian="13pt" style:font-style-asian="normal" style:font-weight-asian="normal" style:font-name-complex="Times-Bold" style:font-size-complex="13pt" style:font-style-complex="normal" style:font-weight-complex="normal"/>
    </style:style>
    <style:style style:name="P10" style:family="paragraph" style:parent-style-name="Standard">
      <style:paragraph-properties fo:text-align="start" style:justify-single-word="false"/>
      <style:text-properties style:font-name="Times New Roman1" fo:font-size="11pt" fo:font-weight="bold" style:font-name-asian="Times-Bold" style:font-size-asian="11pt" style:font-weight-asian="bold" style:font-name-complex="Times-Bold" style:font-size-complex="11pt" style:font-weight-complex="bold"/>
    </style:style>
    <style:style style:name="P11" style:family="paragraph" style:parent-style-name="Standard">
      <style:paragraph-properties fo:text-align="start" style:justify-single-word="false" style:text-autospace="none"/>
      <style:text-properties style:font-name="Times New Roman1" fo:font-size="11pt" fo:font-weight="bold" style:font-name-asian="Times-Bold" style:font-size-asian="11pt" style:font-weight-asian="bold" style:font-name-complex="Times-Bold" style:font-size-complex="11pt" style:font-weight-complex="bold"/>
    </style:style>
    <style:style style:name="P12" style:family="paragraph" style:parent-style-name="Standard">
      <style:paragraph-properties fo:text-align="center" style:justify-single-word="false" style:text-autospace="none"/>
      <style:text-properties style:font-name="Times New Roman1" fo:font-size="11pt" fo:font-weight="bold" style:font-name-asian="Times-Bold" style:font-size-asian="11pt" style:font-weight-asian="bold" style:font-name-complex="Times-Bold" style:font-size-complex="11pt" style:font-weight-complex="bold"/>
    </style:style>
    <style:style style:name="P13"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autospace="none"/>
      <style:text-properties style:font-name="Times New Roman1" fo:font-size="11pt" fo:font-weight="bold" style:font-name-asian="Times-Roman" style:font-size-asian="11pt" style:font-weight-asian="bold" style:font-name-complex="Times-Roman" style:font-size-complex="11pt" style:font-weight-complex="bold"/>
    </style:style>
    <style:style style:name="P15" style:family="paragraph" style:parent-style-name="Standard">
      <style:paragraph-properties fo:text-align="center" style:justify-single-word="false" style:text-autospace="none"/>
      <style:text-properties style:font-name="Times New Roman1" fo:font-size="11pt" fo:font-weight="bold" style:font-name-asian="Times-Roman" style:font-size-asian="11pt" style:font-weight-asian="bold" style:font-name-complex="Times-Roman" style:font-size-complex="11pt" style:font-weight-complex="bold"/>
    </style:style>
    <style:style style:name="P16" style:family="paragraph" style:parent-style-name="Standard">
      <style:paragraph-properties fo:text-align="start" style:justify-single-word="fals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17" style:family="paragraph" style:parent-style-name="Standard">
      <style:paragraph-properties fo:text-align="start" style:justify-single-word="false" style:text-autospace="non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18" style:family="paragraph" style:parent-style-name="Standard">
      <style:paragraph-properties style:text-autospace="non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19" style:family="paragraph" style:parent-style-name="Standard">
      <style:paragraph-properties style:text-autospace="non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20" style:family="paragraph" style:parent-style-name="Standard">
      <style:paragraph-properties fo:text-align="start" style:justify-single-word="fals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21" style:family="paragraph" style:parent-style-name="Standard">
      <style:paragraph-properties fo:text-align="start" style:justify-single-word="false" style:text-autospace="non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22" style:family="paragraph" style:parent-style-name="Standard">
      <style:paragraph-properties fo:text-align="start" style:justify-single-word="false"/>
      <style:text-properties style:font-name="Times New Roman1" fo:font-size="11pt" fo:font-weight="normal" style:font-size-asian="11pt" style:font-weight-asian="normal" style:font-size-complex="11pt" style:font-weight-complex="normal"/>
    </style:style>
    <style:style style:name="P23" style:family="paragraph" style:parent-style-name="Standard">
      <style:paragraph-properties style:text-autospace="none"/>
      <style:text-properties style:font-name="Times New Roman1" fo:font-size="11pt" fo:font-weight="normal" style:font-name-asian="LucidaSans-Typewriter" style:font-size-asian="11pt" style:font-weight-asian="normal" style:font-name-complex="LucidaSans-Typewriter" style:font-size-complex="11pt" style:font-weight-complex="normal"/>
    </style:style>
    <style:style style:name="P24" style:family="paragraph" style:parent-style-name="Standard">
      <style:paragraph-properties style:text-autospace="none"/>
      <style:text-properties style:font-name="Times New Roman1" fo:font-size="11pt" style:font-name-asian="Times-Roman" style:font-size-asian="11pt" style:font-name-complex="Times-Roman" style:font-size-complex="11pt"/>
    </style:style>
    <style:style style:name="P25" style:family="paragraph" style:parent-style-name="Standard">
      <style:paragraph-properties fo:text-align="start" style:justify-single-word="false"/>
      <style:text-properties style:font-name="Times New Roman1" fo:font-size="11pt" style:font-name-asian="Times-Roman" style:font-size-asian="11pt" style:font-name-complex="Times-Roman" style:font-size-complex="11pt"/>
    </style:style>
    <style:style style:name="P26" style:family="paragraph" style:parent-style-name="Standard">
      <style:paragraph-properties fo:text-align="start" style:justify-single-word="false" style:text-autospace="none"/>
      <style:text-properties style:font-name="Times New Roman1" fo:font-size="11pt" style:font-name-asian="Times-Roman" style:font-size-asian="11pt" style:font-name-complex="Times-Roman" style:font-size-complex="11pt"/>
    </style:style>
    <style:style style:name="P27" style:family="paragraph" style:parent-style-name="Standard">
      <style:paragraph-properties fo:text-align="start" style:justify-single-word="false" style:text-autospace="none"/>
      <style:text-properties style:font-name="Times New Roman1" fo:font-size="11pt" style:font-name-asian="LucidaSans-Typewriter" style:font-size-asian="11pt" style:font-name-complex="LucidaSans-Typewriter" style:font-size-complex="11pt"/>
    </style:style>
    <style:style style:name="P28" style:family="paragraph" style:parent-style-name="Standard">
      <style:paragraph-properties style:text-autospace="none"/>
      <style:text-properties style:font-name="Times New Roman1" fo:font-size="11pt" style:font-name-asian="LucidaSans-Typewriter" style:font-size-asian="11pt" style:font-name-complex="LucidaSans-Typewriter" style:font-size-complex="11pt"/>
    </style:style>
    <style:style style:name="P29" style:family="paragraph" style:parent-style-name="Standard">
      <style:paragraph-properties fo:text-align="start" style:justify-single-word="false"/>
      <style:text-properties style:font-name="Times New Roman1" fo:font-size="11pt" style:font-size-asian="11pt" style:font-size-complex="11pt"/>
    </style:style>
    <style:style style:name="P30" style:family="paragraph" style:parent-style-name="Standard">
      <style:paragraph-properties fo:text-align="start" style:justify-single-word="false"/>
      <style:text-properties style:font-name="Times New Roman1" fo:font-size="11pt" fo:font-style="italic" style:font-name-asian="Times-Italic" style:font-size-asian="11pt" style:font-style-asian="italic" style:font-name-complex="Times-Italic" style:font-size-complex="11pt" style:font-style-complex="italic"/>
    </style:style>
    <style:style style:name="P31" style:family="paragraph" style:parent-style-name="Standard">
      <style:paragraph-properties fo:text-align="center" style:justify-single-word="false"/>
      <style:text-properties style:font-name="Times New Roman1" fo:font-size="11pt" fo:font-style="italic" fo:font-weight="bold" style:font-name-asian="Times-Italic" style:font-size-asian="11pt" style:font-style-asian="italic" style:font-weight-asian="bold" style:font-name-complex="Times-Italic" style:font-size-complex="11pt" style:font-style-complex="italic" style:font-weight-complex="bold"/>
    </style:style>
    <style:style style:name="P32" style:family="paragraph" style:parent-style-name="Standard">
      <style:paragraph-properties style:text-autospace="none"/>
      <style:text-properties style:font-name="Times New Roman1" fo:font-size="11pt" fo:font-style="italic" fo:font-weight="normal" style:font-name-asian="Times-Italic" style:font-size-asian="11pt" style:font-style-asian="italic" style:font-weight-asian="normal" style:font-name-complex="Times-Italic" style:font-size-complex="11pt" style:font-style-complex="italic" style:font-weight-complex="normal"/>
    </style:style>
    <style:style style:name="P33" style:family="paragraph" style:parent-style-name="Standard">
      <style:paragraph-properties fo:text-align="center" style:justify-single-word="false"/>
      <style:text-properties style:font-name="Times New Roman1" fo:font-size="11pt" fo:font-style="normal" fo:font-weight="bold" style:font-name-asian="Times-Roman" style:font-size-asian="11pt" style:font-style-asian="normal" style:font-weight-asian="bold" style:font-name-complex="Times-Roman" style:font-size-complex="11pt" style:font-style-complex="normal" style:font-weight-complex="bold"/>
    </style:style>
    <style:style style:name="P34" style:family="paragraph" style:parent-style-name="Standard">
      <style:paragraph-properties fo:text-align="center" style:justify-single-word="false" style:text-autospace="none"/>
      <style:text-properties style:font-name="Times New Roman1" fo:font-size="11pt" fo:font-style="normal" fo:font-weight="bold" style:font-name-asian="Times-Roman" style:font-size-asian="11pt" style:font-style-asian="normal" style:font-weight-asian="bold" style:font-name-complex="Times-Roman" style:font-size-complex="11pt" style:font-style-complex="normal" style:font-weight-complex="bold"/>
    </style:style>
    <style:style style:name="P35" style:family="paragraph" style:parent-style-name="Standard">
      <style:paragraph-properties fo:text-align="start" style:justify-single-word="false" style:text-autospace="none"/>
      <style:text-properties style:font-name="Times New Roman1" fo:font-size="11pt" fo:font-style="normal" fo:font-weight="bold" style:font-name-asian="Times-Roman" style:font-size-asian="11pt" style:font-style-asian="normal" style:font-weight-asian="bold" style:font-name-complex="Times-Roman" style:font-size-complex="11pt" style:font-style-complex="normal" style:font-weight-complex="bold"/>
    </style:style>
    <style:style style:name="P36" style:family="paragraph" style:parent-style-name="Standard">
      <style:paragraph-properties fo:text-align="start" style:justify-single-word="false"/>
      <style:text-properties style:font-name="Times New Roman1"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37" style:family="paragraph" style:parent-style-name="Standard">
      <style:paragraph-properties fo:text-align="start" style:justify-single-word="false" style:text-autospace="none"/>
      <style:text-properties style:font-name="Times New Roman1"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38" style:family="paragraph" style:parent-style-name="Standard">
      <style:paragraph-properties style:text-autospace="none"/>
      <style:text-properties style:font-name="Times New Roman1"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39" style:family="paragraph" style:parent-style-name="Standard">
      <style:paragraph-properties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40" style:family="paragraph" style:parent-style-name="Standard">
      <style:paragraph-properties fo:text-align="center" style:justify-single-word="false"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41" style:family="paragraph" style:parent-style-name="Standard">
      <style:paragraph-properties fo:text-align="start" style:justify-single-word="false"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42" style:family="paragraph" style:parent-style-name="Standard">
      <style:paragraph-properties fo:text-align="start" style:justify-single-word="false"/>
      <style:text-properties style:font-name="Times New Roman1" fo:font-size="11pt" fo:font-style="normal" style:font-name-asian="Times-Roman" style:font-size-asian="11pt" style:font-style-asian="normal" style:font-name-complex="Times-Roman" style:font-size-complex="11pt" style:font-style-complex="normal"/>
    </style:style>
    <style:style style:name="P43" style:family="paragraph" style:parent-style-name="Standard">
      <style:paragraph-properties fo:text-align="start" style:justify-single-word="false" style:text-autospace="none"/>
      <style:text-properties style:font-name="Times New Roman1" fo:font-size="11pt" fo:font-style="normal" style:font-name-asian="Times-Roman" style:font-size-asian="11pt" style:font-style-asian="normal" style:font-name-complex="Times-Roman" style:font-size-complex="11pt" style:font-style-complex="normal"/>
    </style:style>
    <style:style style:name="P44" style:family="paragraph" style:parent-style-name="Standard">
      <style:paragraph-properties fo:text-align="start" style:justify-single-word="false"/>
      <style:text-properties style:font-name="Times New Roman1"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45" style:family="paragraph" style:parent-style-name="Standard">
      <style:paragraph-properties fo:text-align="start" style:justify-single-word="false" style:text-autospace="none"/>
      <style:text-properties style:font-name="Times New Roman1"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46" style:family="paragraph" style:parent-style-name="Standard">
      <style:paragraph-properties fo:text-align="start" style:justify-single-word="fals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47" style:family="paragraph" style:parent-style-name="Standard">
      <style:paragraph-properties fo:text-align="start" style:justify-single-word="false" style:text-autospace="non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48" style:family="paragraph" style:parent-style-name="Standard">
      <style:paragraph-properties style:text-autospace="non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49" style:family="paragraph" style:parent-style-name="Standard">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50" style:family="paragraph" style:parent-style-name="Standard">
      <style:paragraph-properties fo:text-align="start" style:justify-single-word="false" style:text-autospace="none"/>
      <style:text-properties style:font-name="Times New Roman1" fo:font-size="11pt" fo:font-style="normal" fo:font-weight="normal" style:font-name-asian="LucidaSans-Typewriter" style:font-size-asian="11pt" style:font-style-asian="normal" style:font-weight-asian="normal" style:font-name-complex="LucidaSans-Typewriter" style:font-size-complex="11pt" style:font-style-complex="normal" style:font-weight-complex="normal"/>
    </style:style>
    <style:style style:name="P51" style:family="paragraph" style:parent-style-name="Standard">
      <style:paragraph-properties fo:text-align="start" style:justify-single-word="false" style:text-autospace="none"/>
      <style:text-properties style:font-name="Times New Roman1" fo:font-size="11pt" style:font-name-asian="Times-Bold" style:font-size-asian="11pt" style:font-name-complex="Times-Bold" style:font-size-complex="11pt"/>
    </style:style>
    <style:style style:name="P52" style:family="paragraph" style:parent-style-name="Standard">
      <style:paragraph-properties fo:text-align="start" style:justify-single-word="false"/>
      <style:text-properties style:font-name="Times New Roman1" fo:font-size="10pt" style:font-name-asian="Times-Roman" style:font-size-asian="10pt" style:font-name-complex="Times-Roman" style:font-size-complex="10pt"/>
    </style:style>
    <style:style style:name="P53" style:family="paragraph" style:parent-style-name="Standard">
      <style:paragraph-properties fo:text-align="start" style:justify-single-word="false" style:text-autospace="none"/>
      <style:text-properties style:font-name="Times New Roman1" fo:font-size="10pt" style:font-name-asian="Times-Roman" style:font-size-asian="10pt" style:font-name-complex="Times-Roman" style:font-size-complex="10pt"/>
    </style:style>
    <style:style style:name="P54" style:family="paragraph" style:parent-style-name="Standard">
      <style:paragraph-properties style:text-autospace="none"/>
      <style:text-properties style:font-name="Times New Roman1" fo:font-size="10pt" style:font-name-asian="Times-Roman" style:font-size-asian="10pt" style:font-name-complex="Times-Roman" style:font-size-complex="10pt"/>
    </style:style>
    <style:style style:name="P55" style:family="paragraph" style:parent-style-name="Standard">
      <style:paragraph-properties fo:text-align="start" style:justify-single-word="false"/>
      <style:text-properties style:font-name="Times New Roman1" fo:font-size="10pt" style:font-size-asian="10pt" style:font-size-complex="10pt"/>
    </style:style>
    <style:style style:name="P56" style:family="paragraph" style:parent-style-name="Standard">
      <style:paragraph-properties fo:text-align="start" style:justify-single-word="false"/>
      <style:text-properties style:font-name="Times New Roman1" fo:font-size="10pt" fo:font-weight="normal" style:font-name-asian="Times-Roman" style:font-size-asian="10pt" style:font-weight-asian="normal" style:font-name-complex="Times-Roman" style:font-size-complex="10pt" style:font-weight-complex="normal"/>
    </style:style>
    <style:style style:name="P57" style:family="paragraph" style:parent-style-name="Standard">
      <style:paragraph-properties fo:text-align="start" style:justify-single-word="false" style:text-autospace="none"/>
      <style:text-properties style:font-name="Times New Roman1" fo:font-size="10pt" fo:font-weight="normal" style:font-name-asian="Times-Roman" style:font-size-asian="10pt" style:font-weight-asian="normal" style:font-name-complex="Times-Roman" style:font-size-complex="10pt" style:font-weight-complex="normal"/>
    </style:style>
    <style:style style:name="P58" style:family="paragraph" style:parent-style-name="Standard">
      <style:paragraph-properties fo:text-align="start" style:justify-single-word="false" style:text-autospace="none"/>
      <style:text-properties style:font-name="Times New Roman1" fo:font-size="10pt" fo:font-weight="normal" style:font-name-asian="Times-Bold" style:font-size-asian="10pt" style:font-weight-asian="normal" style:font-name-complex="Times-Bold" style:font-size-complex="10pt" style:font-weight-complex="normal"/>
    </style:style>
    <style:style style:name="P59" style:family="paragraph" style:parent-style-name="Standard">
      <style:paragraph-properties style:text-autospace="none"/>
      <style:text-properties style:font-name="Times New Roman1" fo:font-size="10pt" fo:font-style="normal" fo:font-weight="normal" style:font-name-asian="Times-Roman" style:font-size-asian="10pt" style:font-style-asian="normal" style:font-weight-asian="normal" style:font-name-complex="Times-Roman" style:font-size-complex="10pt" style:font-style-complex="normal" style:font-weight-complex="normal"/>
    </style:style>
    <style:style style:name="P60" style:family="paragraph" style:parent-style-name="Standard">
      <style:paragraph-properties style:text-autospace="none"/>
      <style:text-properties style:font-name="Times New Roman1" fo:font-size="9pt" fo:font-style="normal" fo:font-weight="bold" style:font-name-asian="LucidaSans-TypewriterBold" style:font-size-asian="9pt" style:font-style-asian="normal" style:font-weight-asian="bold" style:font-name-complex="LucidaSans-TypewriterBold" style:font-size-complex="9pt" style:font-style-complex="normal" style:font-weight-complex="bold"/>
    </style:style>
    <style:style style:name="P61" style:family="paragraph" style:parent-style-name="Standard">
      <style:paragraph-properties fo:text-align="start" style:justify-single-word="false" style:text-autospace="none"/>
      <style:text-properties style:font-name="Times New Roman1" fo:font-size="9pt" fo:font-style="normal" fo:font-weight="bold" style:font-name-asian="LucidaSans-TypewriterBold" style:font-size-asian="9pt" style:font-style-asian="normal" style:font-weight-asian="bold" style:font-name-complex="LucidaSans-TypewriterBold" style:font-size-complex="9pt" style:font-style-complex="normal" style:font-weight-complex="bold"/>
    </style:style>
    <style:style style:name="P62" style:family="paragraph" style:parent-style-name="Standard">
      <style:paragraph-properties fo:text-align="start" style:justify-single-word="false" style:text-autospace="none"/>
      <style:text-properties style:font-name="Times New Roman1" fo:font-size="9pt" fo:font-style="normal" style:font-name-asian="LucidaSans-Typewriter" style:font-size-asian="9pt" style:font-style-asian="normal" style:font-name-complex="LucidaSans-Typewriter" style:font-size-complex="9pt" style:font-style-complex="normal"/>
    </style:style>
    <style:style style:name="P63" style:family="paragraph" style:parent-style-name="Standard">
      <style:paragraph-properties fo:text-align="start" style:justify-single-word="false" style:text-autospace="none"/>
      <style:text-properties style:font-name="Times New Roman1" fo:font-size="9pt" style:font-name-asian="LucidaSans-Typewriter" style:font-size-asian="9pt" style:font-name-complex="LucidaSans-Typewriter" style:font-size-complex="9pt"/>
    </style:style>
    <style:style style:name="P64" style:family="paragraph" style:parent-style-name="Standard">
      <style:paragraph-properties style:text-autospace="none"/>
      <style:text-properties style:font-name="Times New Roman1" fo:font-size="9pt" style:font-name-asian="LucidaSans-Typewriter" style:font-size-asian="9pt" style:font-name-complex="LucidaSans-Typewriter" style:font-size-complex="9pt"/>
    </style:style>
    <style:style style:name="P65" style:family="paragraph" style:parent-style-name="Standard">
      <style:paragraph-properties fo:text-align="start" style:justify-single-word="false" style:text-autospace="none"/>
      <style:text-properties style:font-name="Times New Roman1" fo:font-size="9pt" fo:font-weight="normal" style:font-name-asian="LucidaSans-Typewriter" style:font-size-asian="9pt" style:font-weight-asian="normal" style:font-name-complex="LucidaSans-Typewriter" style:font-size-complex="9pt" style:font-weight-complex="normal"/>
    </style:style>
    <style:style style:name="P66" style:family="paragraph" style:parent-style-name="Standard">
      <style:paragraph-properties style:text-autospace="none"/>
      <style:text-properties style:font-name="Times New Roman1" fo:font-size="9pt" fo:font-weight="normal" style:font-name-asian="LucidaSans-Typewriter" style:font-size-asian="9pt" style:font-weight-asian="normal" style:font-name-complex="LucidaSans-Typewriter" style:font-size-complex="9pt" style:font-weight-complex="normal"/>
    </style:style>
    <style:style style:name="P67" style:family="paragraph" style:parent-style-name="Standard">
      <style:paragraph-properties fo:text-align="start" style:justify-single-word="false" style:text-autospace="none"/>
      <style:text-properties style:font-name="Times New Roman1" fo:font-size="9pt" fo:font-weight="bold" style:font-name-asian="LucidaSans-Typewriter" style:font-size-asian="9pt" style:font-weight-asian="bold" style:font-name-complex="LucidaSans-Typewriter" style:font-size-complex="9pt" style:font-weight-complex="bold"/>
    </style:style>
    <style:style style:name="P68"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69"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70" style:family="paragraph" style:parent-style-name="Standard">
      <style:paragraph-properties fo:text-align="start" style:justify-single-word="false" style:text-autospace="none"/>
      <style:text-properties style:font-name="Times-Roman" fo:font-size="11pt" fo:font-weight="normal" style:font-name-asian="Times-Roman" style:font-size-asian="11pt" style:font-weight-asian="normal" style:font-name-complex="Times-Roman" style:font-size-complex="11pt" style:font-weight-complex="normal"/>
    </style:style>
    <style:style style:name="P71" style:family="paragraph" style:parent-style-name="Standard">
      <style:paragraph-properties style:text-autospace="none"/>
      <style:text-properties style:font-name="Times-Roman" fo:font-size="10pt" style:font-name-asian="Times-Roman" style:font-size-asian="10pt" style:font-name-complex="Times-Roman" style:font-size-complex="10pt"/>
    </style:style>
    <style:style style:name="P72" style:family="paragraph" style:parent-style-name="Standard">
      <style:paragraph-properties style:text-autospace="none"/>
      <style:text-properties style:font-name="LucidaSans-TypewriterBold" fo:font-size="10pt" style:font-name-asian="LucidaSans-TypewriterBold" style:font-size-asian="10pt" style:font-name-complex="LucidaSans-TypewriterBold" style:font-size-complex="10pt"/>
    </style:style>
    <style:style style:name="P73" style:family="paragraph" style:parent-style-name="Standard">
      <style:paragraph-properties fo:text-align="start" style:justify-single-word="false" style:text-autospace="none"/>
      <style:text-properties style:font-name="LucidaSans-TypewriterBold" fo:font-size="10pt" style:font-name-asian="LucidaSans-TypewriterBold" style:font-size-asian="10pt" style:font-name-complex="LucidaSans-TypewriterBold" style:font-size-complex="10pt"/>
    </style:style>
    <style:style style:name="P74" style:family="paragraph" style:parent-style-name="Standard">
      <style:paragraph-properties fo:text-align="start" style:justify-single-word="false" style:text-autospace="none"/>
      <style:text-properties style:font-name="LucidaSans-TypewriterBold" fo:font-size="10pt" fo:font-weight="normal" style:font-name-asian="LucidaSans-TypewriterBold" style:font-size-asian="10pt" style:font-weight-asian="normal" style:font-name-complex="LucidaSans-TypewriterBold" style:font-size-complex="10pt" style:font-weight-complex="normal"/>
    </style:style>
    <style:style style:name="P75" style:family="paragraph" style:parent-style-name="Standard">
      <style:paragraph-properties fo:text-align="start" style:justify-single-word="false" style:text-autospace="none"/>
      <style:text-properties style:font-name="LucidaSans-TypewriterBold" fo:font-size="9pt" fo:font-weight="bold" style:font-name-asian="LucidaSans-TypewriterBold" style:font-size-asian="9pt" style:font-weight-asian="bold" style:font-name-complex="LucidaSans-TypewriterBold" style:font-size-complex="9pt" style:font-weight-complex="bold"/>
    </style:style>
    <style:style style:name="P76" style:family="paragraph" style:parent-style-name="Standard">
      <style:paragraph-properties style:text-autospace="none"/>
      <style:text-properties style:font-name="LucidaSans-TypewriterBold" fo:font-size="9pt" fo:font-weight="bold" style:font-name-asian="LucidaSans-TypewriterBold" style:font-size-asian="9pt" style:font-weight-asian="bold" style:font-name-complex="LucidaSans-TypewriterBold" style:font-size-complex="9pt" style:font-weight-complex="bold"/>
    </style:style>
    <style:style style:name="P77" style:family="paragraph" style:parent-style-name="Standard" style:list-style-name="L1">
      <style:paragraph-properties fo:text-align="start" style:justify-single-word="false"/>
      <style:text-properties style:font-name="Times New Roman1" fo:font-size="11pt" style:font-name-asian="Times-Roman" style:font-size-asian="11pt" style:font-name-complex="Times-Roman" style:font-size-complex="11pt"/>
    </style:style>
    <style:style style:name="P78" style:family="paragraph" style:parent-style-name="Standard" style:list-style-name="L1">
      <style:paragraph-properties style:text-autospace="none"/>
      <style:text-properties style:font-name="Times New Roman1" fo:font-size="11pt" style:font-name-asian="Times-Roman" style:font-size-asian="11pt" style:font-name-complex="Times-Roman" style:font-size-complex="11pt"/>
    </style:style>
    <style:style style:name="P79" style:family="paragraph" style:parent-style-name="Standard" style:list-style-name="L2">
      <style:paragraph-properties fo:text-align="start" style:justify-single-word="fals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80" style:family="paragraph" style:parent-style-name="Standard" style:list-style-name="L2">
      <style:paragraph-properties fo:text-align="start" style:justify-single-word="fals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81" style:family="paragraph" style:parent-style-name="Standard" style:list-style-name="L6">
      <style:paragraph-properties fo:text-align="start" style:justify-single-word="false" style:text-autospace="non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82" style:family="paragraph" style:parent-style-name="Standard">
      <style:paragraph-properties fo:text-align="start" style:justify-single-word="false" style:text-autospace="non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83" style:family="paragraph" style:parent-style-name="Standard" style:list-style-name="L3">
      <style:paragraph-properties fo:text-align="start" style:justify-single-word="fals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84" style:family="paragraph" style:parent-style-name="Standard" style:list-style-name="L4">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85" style:family="paragraph" style:parent-style-name="Standard" style:list-style-name="L5">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86" style:family="paragraph" style:parent-style-name="Standard">
      <style:paragraph-properties fo:text-align="start" style:justify-single-word="false" style:text-autospace="none"/>
      <style:text-properties style:font-name="Times New Roman1" fo:font-size="11pt" fo:font-weight="bold" style:font-name-asian="Times-Bold" style:font-size-asian="11pt" style:font-weight-asian="bold" style:font-name-complex="Times-Bold" style:font-size-complex="11pt" style:font-weight-complex="bold"/>
    </style:style>
    <style:style style:name="P87" style:family="paragraph" style:parent-style-name="Standard">
      <style:paragraph-properties fo:text-align="center" style:justify-single-word="false" style:text-autospace="none"/>
      <style:text-properties style:font-name="Times New Roman1" fo:font-size="11pt" fo:font-weight="bold" style:font-name-asian="Times-Bold" style:font-size-asian="11pt" style:font-weight-asian="bold" style:font-name-complex="Times-Bold" style:font-size-complex="11pt" style:font-weight-complex="bold"/>
    </style:style>
    <style:style style:name="P88"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89" style:family="paragraph" style:parent-style-name="Standard">
      <style:paragraph-properties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90" style:family="paragraph" style:parent-style-name="Standard">
      <style:paragraph-properties fo:text-align="start" style:justify-single-word="false" style:text-autospace="none"/>
      <style:text-properties style:font-name="Times-Roman" fo:font-size="10pt" fo:font-weight="normal" style:font-name-asian="Times-Roman" style:font-size-asian="10pt" style:font-weight-asian="normal" style:font-name-complex="Times-Roman" style:font-size-complex="10pt" style:font-weight-complex="normal"/>
    </style:style>
    <style:style style:name="P91"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92" style:family="paragraph" style:parent-style-name="Standard" style:list-style-name="">
      <style:paragraph-properties style:text-autospace="none"/>
      <style:text-properties style:font-name="Times-Roman" fo:font-size="11pt" style:font-name-asian="Times-Roman" style:font-size-asian="11pt" style:font-name-complex="Times-Roman" style:font-size-complex="11pt"/>
    </style:style>
    <style:style style:name="P93" style:family="paragraph" style:parent-style-name="Standard">
      <style:paragraph-properties fo:text-align="start" style:justify-single-word="false" style:text-autospace="none"/>
      <style:text-properties style:font-name="Times-Roman" fo:font-size="11pt" fo:font-weight="normal" style:font-name-asian="Times-Roman" style:font-size-asian="11pt" style:font-weight-asian="normal" style:font-name-complex="Times-Roman" style:font-size-complex="11pt" style:font-weight-complex="normal"/>
    </style:style>
    <style:style style:name="P94" style:family="paragraph" style:parent-style-name="Standard">
      <style:paragraph-properties fo:text-align="start" style:justify-single-word="false" style:text-autospace="none"/>
      <style:text-properties style:font-name="Times-Roman" fo:font-size="11pt" fo:font-weight="bold" style:font-name-asian="Times-Roman" style:font-size-asian="11pt" style:font-weight-asian="bold" style:font-name-complex="Times-Roman" style:font-size-complex="11pt" style:font-weight-complex="bold"/>
    </style:style>
    <style:style style:name="P95" style:family="paragraph" style:parent-style-name="Standard">
      <style:paragraph-properties fo:text-align="start" style:justify-single-word="false" style:text-autospace="none"/>
      <style:text-properties style:font-name="Times-Bold" fo:font-size="10pt" fo:font-weight="bold" style:font-name-asian="Times-Bold" style:font-size-asian="10pt" style:font-weight-asian="bold" style:font-name-complex="Times-Bold" style:font-size-complex="10pt" style:font-weight-complex="bold"/>
    </style:style>
    <style:style style:name="P96" style:family="paragraph" style:parent-style-name="Standard">
      <style:paragraph-properties fo:text-align="start" style:justify-single-word="false" style:text-autospace="none"/>
      <style:text-properties style:font-name="Times-Bold" fo:font-size="10pt" fo:font-weight="normal" style:font-name-asian="Times-Bold" style:font-size-asian="10pt" style:font-weight-asian="normal" style:font-name-complex="Times-Bold" style:font-size-complex="10pt" style:font-weight-complex="normal"/>
    </style:style>
    <style:style style:name="P97"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98" style:family="paragraph" style:parent-style-name="Standard" style:list-style-name="">
      <style:paragraph-properties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99" style:family="paragraph" style:parent-style-name="Standard">
      <style:paragraph-properties fo:text-align="center"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100" style:family="paragraph" style:parent-style-name="Standard">
      <style:paragraph-properties fo:text-align="start" style:justify-single-word="false" style:text-autospace="none"/>
      <style:text-properties style:font-name="Times-Bold" fo:font-size="11pt" style:font-name-asian="Times-Bold" style:font-size-asian="11pt" style:font-name-complex="Times-Bold" style:font-size-complex="11pt"/>
    </style:style>
    <style:style style:name="T1" style:family="text">
      <style:text-properties fo:font-weight="normal" style:font-weight-asian="normal" style:font-weight-complex="normal"/>
    </style:style>
    <style:style style:name="T2" style:family="text">
      <style:text-properties fo:font-weight="normal" style:font-name-asian="Times-Roman" style:font-weight-asian="normal" style:font-name-complex="Times-Roman" style:font-weight-complex="normal"/>
    </style:style>
    <style:style style:name="T3" style:family="text">
      <style:text-properties fo:font-weight="normal" style:font-name-asian="LucidaSans-Typewriter" style:font-weight-asian="normal" style:font-name-complex="LucidaSans-Typewriter" style:font-weight-complex="normal"/>
    </style:style>
    <style:style style:name="T4" style:family="text">
      <style:text-properties fo:font-weight="normal" style:font-name-asian="Times-Bold" style:font-weight-asian="normal" style:font-name-complex="Times-Bold" style:font-weight-complex="normal"/>
    </style:style>
    <style:style style:name="T5" style:family="text">
      <style:text-properties style:font-name-asian="Times-Roman" style:font-name-complex="Times-Roman"/>
    </style:style>
    <style:style style:name="T6" style:family="text">
      <style:text-properties fo:font-size="11pt" style:font-name-asian="Times-Roman" style:font-size-asian="11pt" style:font-name-complex="Times-Roman" style:font-size-complex="11pt"/>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fo:font-size="11pt" fo:font-style="normal" fo:font-weight="bold" style:font-name-asian="Times-Italic" style:font-size-asian="11pt" style:font-style-asian="normal" style:font-weight-asian="bold" style:font-name-complex="Times-Italic" style:font-size-complex="11pt" style:font-style-complex="normal" style:font-weight-complex="bold"/>
    </style:style>
    <style:style style:name="T11" style:family="text">
      <style:text-properties fo:font-size="11pt" fo:font-style="italic" style:font-name-asian="Times-Italic" style:font-size-asian="11pt" style:font-style-asian="italic" style:font-name-complex="Times-Italic" style:font-size-complex="11pt" style:font-style-complex="italic"/>
    </style:style>
    <style:style style:name="T12" style:family="text">
      <style:text-properties fo:font-size="11pt" fo:font-style="italic" fo:font-weight="normal" style:font-name-asian="Times-Italic" style:font-size-asian="11pt" style:font-style-asian="italic" style:font-weight-asian="normal" style:font-name-complex="Times-Italic" style:font-size-complex="11pt" style:font-style-complex="italic" style:font-weight-complex="normal"/>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style:font-name-asian="Times-Italic" style:font-size-asian="11pt" style:font-name-complex="Times-Italic" style:font-size-complex="11pt"/>
    </style:style>
    <style:style style:name="T16" style:family="text">
      <style:text-properties fo:font-size="11pt" style:font-name-asian="Times-Bold" style:font-size-asian="11pt" style:font-name-complex="Times-Bold" style:font-size-complex="11pt"/>
    </style:style>
    <style:style style:name="T17" style:family="text">
      <style:text-properties fo:font-weight="bold" style:font-weight-asian="bold" style:font-weight-complex="bold"/>
    </style:style>
    <style:style style:name="T18" style:family="text">
      <style:text-properties fo:font-weight="bold" style:font-name-asian="LucidaSans-Typewriter" style:font-weight-asian="bold" style:font-name-complex="LucidaSans-Typewriter" style:font-weight-complex="bold"/>
    </style:style>
    <style:style style:name="T19" style:family="text">
      <style:text-properties fo:font-weight="bold" style:font-name-asian="Times-Italic" style:font-weight-asian="bold" style:font-name-complex="Times-Italic" style:font-weight-complex="bold"/>
    </style:style>
    <style:style style:name="T20" style:family="text">
      <style:text-properties fo:font-weight="bold" style:font-name-asian="Times-Bold" style:font-weight-asian="bold" style:font-name-complex="Times-Bold"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name-asian="Times-Roman" style:font-style-asian="normal" style:font-weight-asian="normal" style:font-name-complex="Times-Roman" style:font-style-complex="normal" style:font-weight-complex="normal"/>
    </style:style>
    <style:style style:name="T24" style:family="text">
      <style:text-properties fo:font-style="normal" fo:font-weight="normal" style:font-name-asian="LucidaSans-TypewriterBold" style:font-style-asian="normal" style:font-weight-asian="normal" style:font-name-complex="LucidaSans-TypewriterBold" style:font-style-complex="normal" style:font-weight-complex="normal"/>
    </style:style>
    <style:style style:name="T25" style:family="text">
      <style:text-properties fo:font-style="normal" fo:font-weight="normal" style:font-name-asian="LucidaSans-Typewriter" style:font-style-asian="normal" style:font-weight-asian="normal" style:font-name-complex="LucidaSans-Typewriter"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style:font-name-asian="LucidaSans-TypewriterBold" style:font-style-asian="normal" style:font-weight-asian="bold" style:font-name-complex="LucidaSans-TypewriterBold" style:font-style-complex="normal" style:font-weight-complex="bold"/>
    </style:style>
    <style:style style:name="T28" style:family="text">
      <style:text-properties fo:font-style="normal" fo:font-weight="bold" style:font-name-asian="Times-Roman" style:font-style-asian="normal" style:font-weight-asian="bold" style:font-name-complex="Times-Roman" style:font-style-complex="normal" style:font-weight-complex="bold"/>
    </style:style>
    <style:style style:name="T29" style:family="text">
      <style:text-properties fo:font-style="normal" fo:font-weight="bold" style:font-name-asian="Times-Italic" style:font-style-asian="normal" style:font-weight-asian="bold" style:font-name-complex="Times-Italic" style:font-style-complex="normal" style:font-weight-complex="bold"/>
    </style:style>
    <style:style style:name="T30" style:family="text">
      <style:text-properties fo:font-style="normal" style:font-name-asian="LucidaSans-TypewriterBold" style:font-style-asian="normal" style:font-name-complex="LucidaSans-TypewriterBold" style:font-style-complex="normal"/>
    </style:style>
    <style:style style:name="T31" style:family="text">
      <style:text-properties fo:font-style="normal" style:font-name-asian="Times-Italic" style:font-style-asian="normal" style:font-name-complex="Times-Italic" style:font-style-complex="normal"/>
    </style:style>
    <style:style style:name="T32" style:family="text">
      <style:text-properties fo:font-style="italic" style:font-name-asian="Times-Roman" style:font-style-asian="italic" style:font-name-complex="Times-Roman" style:font-style-complex="italic"/>
    </style:style>
    <style:style style:name="T33" style:family="text">
      <style:text-properties fo:font-style="italic" style:font-name-asian="Times-Italic" style:font-style-asian="italic" style:font-name-complex="Times-Italic" style:font-style-complex="italic"/>
    </style:style>
    <style:style style:name="T34" style:family="text">
      <style:text-properties fo:font-style="italic" fo:font-weight="normal" style:font-name-asian="Times-BoldItalic" style:font-style-asian="italic" style:font-weight-asian="normal" style:font-name-complex="Times-BoldItalic" style:font-style-complex="italic" style:font-weight-complex="normal"/>
    </style:style>
    <style:style style:name="T35" style:family="text">
      <style:text-properties fo:font-style="italic" style:font-name-asian="Times-BoldItalic" style:font-style-asian="italic" style:font-name-complex="Times-BoldItalic" style:font-style-complex="italic"/>
    </style:style>
    <style:style style:name="T36" style:family="text">
      <style:text-properties style:font-name-asian="LucidaSans-TypewriterBold" style:font-name-complex="LucidaSans-TypewriterBold"/>
    </style:style>
    <style:style style:name="T37" style:family="text">
      <style:text-properties style:font-name-asian="Times-Bold" style:font-name-complex="Times-Bold"/>
    </style:style>
    <style:style style:name="T38" style:family="text">
      <style:text-properties style:font-name="LucidaSans-Typewriter" fo:font-size="9pt" style:font-name-asian="LucidaSans-Typewriter" style:font-size-asian="9pt" style:font-name-complex="LucidaSans-Typewriter" style:font-size-complex="9pt"/>
    </style:style>
    <style:style style:name="T39" style:family="text">
      <style:text-properties fo:font-size="9pt" style:font-name-asian="LucidaSans-TypewriterBold" style:font-size-asian="9pt" style:font-name-complex="LucidaSans-TypewriterBold" style:font-size-complex="9pt"/>
    </style:style>
    <style:style style:name="T40" style:family="text">
      <style:text-properties fo:font-size="9pt" style:font-name-asian="LucidaSans-Typewriter" style:font-size-asian="9pt" style:font-name-complex="LucidaSans-Typewriter" style:font-size-complex="9pt"/>
    </style:style>
    <style:style style:name="T41" style:family="text">
      <style:text-properties fo:font-size="9pt" fo:font-style="normal" style:font-name-asian="LucidaSans-TypewriterBold" style:font-size-asian="9pt" style:font-style-asian="normal" style:font-name-complex="LucidaSans-TypewriterBold" style:font-size-complex="9pt" style:font-style-complex="normal"/>
    </style:style>
    <style:style style:name="T42" style:family="text">
      <style:text-properties fo:font-size="9pt" fo:font-weight="bold" style:font-name-asian="LucidaSans-Typewriter" style:font-size-asian="9pt" style:font-weight-asian="bold" style:font-name-complex="LucidaSans-Typewriter" style:font-size-complex="9pt" style:font-weight-complex="bold"/>
    </style:style>
    <style:style style:name="T43" style:family="text">
      <style:text-properties fo:font-size="9pt" fo:font-weight="bold" style:font-size-asian="9pt" style:font-weight-asian="bold" style:font-size-complex="9pt" style:font-weight-complex="bold"/>
    </style:style>
    <style:style style:name="T44" style:family="text">
      <style:text-properties fo:font-size="9pt" style:font-size-asian="9pt" style:font-size-complex="9pt"/>
    </style:style>
    <style:style style:name="T45" style:family="text">
      <style:text-properties style:font-name-asian="LucidaSans-Typewriter" style:font-name-complex="LucidaSans-Typewriter"/>
    </style:style>
    <style:style style:name="T46" style:family="text">
      <style:text-properties style:font-name-asian="Times-Italic" style:font-name-complex="Times-Italic"/>
    </style:style>
    <style:style style:name="T47" style:family="text">
      <style:text-properties style:font-name="Times-Roman" style:font-name-asian="Times-Roman" style:font-name-complex="Times-Roman"/>
    </style:style>
    <style:style style:name="T48" style:family="text">
      <style:text-properties style:font-name="LucidaSans-TypewriterBold" fo:font-size="9pt" style:font-name-asian="LucidaSans-TypewriterBold" style:font-size-asian="9pt" style:font-name-complex="LucidaSans-TypewriterBold" style:font-size-complex="9pt"/>
    </style:style>
    <style:style style:name="T49" style:family="text">
      <style:text-properties style:font-name="Times-Italic" fo:font-style="italic" style:font-name-asian="Times-Italic" style:font-style-asian="italic" style:font-name-complex="Times-Italic" style:font-style-complex="italic"/>
    </style:style>
    <style:style style:name="T50" style:family="text">
      <style:text-properties style:font-name="Times-Bold" fo:font-size="11pt" style:font-name-asian="Times-Bold" style:font-size-asian="11pt" style:font-name-complex="Times-Bold" style:font-size-complex="11pt"/>
    </style:style>
    <style:style style:name="T51" style:family="text">
      <style:text-properties style:font-name="Times-BoldItalic" fo:font-size="11pt" fo:font-style="italic" style:font-name-asian="Times-BoldItalic" style:font-size-asian="11pt" style:font-style-asian="italic" style:font-name-complex="Times-BoldItalic" style:font-size-complex="11pt" style:font-style-complex="italic"/>
    </style:style>
    <style:style style:name="T52" style:family="text">
      <style:text-properties style:font-name="Times-BoldItalic" fo:font-style="italic" style:font-name-asian="Times-BoldItalic" style:font-style-asian="italic" style:font-name-complex="Times-BoldItalic" style:font-style-complex="italic"/>
    </style:style>
    <style:style style:name="T53" style:family="text">
      <style:text-properties style:font-name="Times-Roman" style:font-name-asian="Times-Roman" style:font-name-complex="Times-Roman"/>
    </style:style>
    <style:style style:name="T54" style:family="text">
      <style:text-properties style:font-name="Times-Bold" fo:font-size="11pt" fo:font-weight="bold" style:font-name-asian="Times-Bold" style:font-size-asian="11pt" style:font-weight-asian="bold" style:font-name-complex="Times-Bold" style:font-size-complex="11pt" style:font-weight-complex="bold"/>
    </style:style>
    <style:style style:name="T55" style:family="text">
      <style:text-properties style:font-name="Times-Bold" fo:font-weight="bold" style:font-name-asian="Times-Bold" style:font-weight-asian="bold" style:font-name-complex="Times-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van Gavlik on <text:s/>Effective Java (3rd) <text:s/>Joshua Bloch</text:p>
      <text:p text:style-name="P13"/>
      <text:p text:style-name="P22">Programing language</text:p>
      <text:list xml:id="list2973438238911527705" text:style-name="L1">
        <text:list-item>
          <text:p text:style-name="P77">core language: is it algorithmic, functional, object-oriented</text:p>
        </text:list-item>
        <text:list-item>
          <text:p text:style-name="P77">vocabulary: what data structures, operations, and facilities are provided by the standard libraries</text:p>
        </text:list-item>
        <text:list-item>
          <text:p text:style-name="P78">customary and effective ways to structure your code.</text:p>
        </text:list-item>
      </text:list>
      <text:p text:style-name="P25"/>
      <text:p text:style-name="P25">The Java programming language, for example, is object-oriented with single inheritance and supports an imperative (statement-oriented) coding style within each method. The libraries address graphic display support, networking, distributed computing, and security</text:p>
      <text:p text:style-name="P52"/>
      <text:p text:style-name="P29"><text:span text:style-name="T5">Many items contain one or more program examples illustrating some practice to be avoided. Such examples, sometimes known as </text:span><text:span text:style-name="T29">antipatterns</text:span><text:span text:style-name="T33">,</text:span></text:p>
      <text:p text:style-name="P30"/>
      <text:p text:style-name="P29"><text:span text:style-name="T32">You </text:span><text:span text:style-name="T5">should not slavishly follow these rules, but violate them only occasionally and with good reason. Learning the art of programming, like most other disciplines, consists of first learning the rules and then learning when to break them.</text:span></text:p>
      <text:p text:style-name="P25"/>
      <text:p text:style-name="P55"><text:span text:style-name="T6">See terms as they are defined in </text:span><text:span text:style-name="T11">The Java Language Specification, Java SE 8 Edition</text:span></text:p>
      <text:p text:style-name="P30"/>
      <text:p text:style-name="P33">Creating and Destroying Objects</text:p>
      <text:p text:style-name="P31"/>
      <text:p text:style-name="P36">Item 1: Consider static factory methods instead of constructors</text:p>
      <text:p text:style-name="P36"/>
      <text:p text:style-name="P56"><text:span text:style-name="T8">A class can provide a public </text:span><text:span text:style-name="T11">static factory method</text:span><text:span text:style-name="T8">, which is </text:span><text:span text:style-name="T7">simply a static method that returns an instance of the class. </text:span></text:p>
      <text:list xml:id="list8133268092215828355" text:style-name="L2">
        <text:list-item>
          <text:p text:style-name="P79">Unlike constructors they have names</text:p>
        </text:list-item>
        <text:list-item>
          <text:p text:style-name="P79">They are not required to create a new object each time they're invoked.</text:p>
        </text:list-item>
        <text:list-item>
          <text:p text:style-name="P79">They can return an objec of any subtype</text:p>
        </text:list-item>
        <text:list-item>
          <text:p text:style-name="P80">Class of the returned object can vary from call to call as a function of the input parameters</text:p>
        </text:list-item>
        <text:list-item>
          <text:p text:style-name="P80">Class of the returned object need not exist when the class containing the method is written <text:s/>(5)</text:p>
        </text:list-item>
        <text:list-item>
          <text:p text:style-name="P80">Classes without public or protected constructors cannot be subclassed</text:p>
        </text:list-item>
      </text:list>
      <text:p text:style-name="P20"/>
      <text:p text:style-name="P52"><text:span text:style-name="T9">Also consider </text:span><text:span text:style-name="T10">interface-based frameworks </text:span><text:span text:style-name="T8">where interfaces provide natural return types for static factory methods. (</text:span><text:span text:style-name="T7">requires the client to refer to the returned object by interface rather than implementation class, which is generally good practice</text:span><text:span text:style-name="T8">)</text:span></text:p>
      <text:p text:style-name="P42"/>
      <text:p text:style-name="P44">(5) <text:s/>Such flexible static factory methods form the basis of <text:span text:style-name="T19">service provider frameworks</text:span>, like the Java</text:p>
      <text:p text:style-name="P45">Database Connectivity API (JDBC). A service provider framework is a system in which providers implement a service, and the system makes the implementations available to clients, decoupling the clients from the implementations.</text:p>
      <text:p text:style-name="P9"/>
      <text:p text:style-name="P25"><text:span text:style-name="T22">Some </text:span>common names for static factory method</text:p>
      <text:list xml:id="list8877057574488563228" text:style-name="L3">
        <text:list-item>
          <text:p text:style-name="P83">from</text:p>
        </text:list-item>
        <text:list-item>
          <text:p text:style-name="P83">of</text:p>
        </text:list-item>
        <text:list-item>
          <text:p text:style-name="P83">valueOf</text:p>
        </text:list-item>
        <text:list-item>
          <text:p text:style-name="P83">getInstance / instance / new instance</text:p>
        </text:list-item>
        <text:list-item>
          <text:p text:style-name="P83">create </text:p>
        </text:list-item>
        <text:list-item>
          <text:p text:style-name="P83">getType / newType /type</text:p>
        </text:list-item>
      </text:list>
      <text:p text:style-name="P46"/>
      <text:p text:style-name="P46">Do not use them if you are going to do inheritence</text:p>
      <text:p text:style-name="P9"/>
      <text:p text:style-name="P36">Item 2: Consider a builder when faced with many constructor parameters</text:p>
      <text:p text:style-name="P44"/>
      <text:p text:style-name="P10"><text:span text:style-name="T23">The builder is </text:span><text:span text:style-name="T2">typically a static member class of the class it builds.’</text:span></text:p>
      <text:p text:style-name="P16">The Builder pattern simulates named optional parameters</text:p>
      <text:p text:style-name="P16"><text:soft-page-break/></text:p>
      <text:p text:style-name="P25"><text:span text:style-name="T1">In order to create an object, you </text:span>must first create its builder.</text:p>
      <text:p text:style-name="P25"/>
      <text:p text:style-name="P25">Use it if if many of the parameters are optional-</text:p>
      <text:p text:style-name="P32"/>
      <text:p text:style-name="P38">Item 3: Enforce the singleton property with a private constructor or an enum type</text:p>
      <text:p text:style-name="P38"/>
      <text:p text:style-name="P38">Item 4: Enforce noninstantiability with a private constructor</text:p>
      <text:p text:style-name="P38"/>
      <text:p text:style-name="P19"><text:span text:style-name="T21">Class that is just a grouping of static methods </text:span>and static fields. Such <text:span text:style-name="T33">utility classes </text:span>were not designed to be instantiated- <text:span text:style-name="T37">class can be made noninstantiable by including a private constructor</text:span>: Also consider making it final,</text:p>
      <text:p text:style-name="P48"/>
      <text:p text:style-name="P38">Item 5: Prefer dependency injection to hardwiring resources</text:p>
      <text:p text:style-name="P38"/>
      <text:p text:style-name="P48">Pass the resource into the constructor when creating a new instance.</text:p>
      <text:p text:style-name="P48"/>
      <text:p text:style-name="P59"><text:span text:style-name="T7">Use a </text:span><text:span text:style-name="T15">dependency injection framework</text:span><text:span text:style-name="T7">, such as Dagger, Guice, or Spring.</text:span></text:p>
      <text:p text:style-name="P48"/>
      <text:p text:style-name="P38">Item 6: Avoid creating unnecessary objects</text:p>
      <text:p text:style-name="P38"/>
      <text:p text:style-name="P28"><text:span text:style-name="T22">String s = new String("bikini"); </text:span><text:span text:style-name="T27">// DON'T DO THIS!<text:line-break/></text:span><text:span text:style-name="T5">The statement creates a new </text:span>String <text:span text:style-name="T5">instance each time it is executed</text:span><text:span text:style-name="T27">.</text:span></text:p>
      <text:p text:style-name="P28"><text:span text:style-name="T22">String s = "bikini";</text:span><text:span text:style-name="T27"> // DO THIS </text:span></text:p>
      <text:p text:style-name="P39"/>
      <text:p text:style-name="P60">// Reusing expensive object for improved performance</text:p>
      <text:p text:style-name="P63">public class RomanNumerals {</text:p>
      <text:p text:style-name="P63">private static final Pattern ROMAN = Pattern.compile(</text:p>
      <text:p text:style-name="P63">"^(?=.)M*(C[MD]|D?C{0,3})"</text:p>
      <text:p text:style-name="P63">+ "(X[CL]|L?X{0,3})(I[XV]|V?I{0,3})$");</text:p>
      <text:p text:style-name="P63">static boolean isRomanNumeral(String s) {</text:p>
      <text:p text:style-name="P63">return ROMAN.matcher(s).matches();</text:p>
      <text:p text:style-name="P63">}</text:p>
      <text:p text:style-name="P64">}</text:p>
      <text:p text:style-name="P39"/>
      <text:p text:style-name="P18"><text:span text:style-name="T21">Prefer primitives to </text:span>boxed primitives, and watch out for unintentional autoboxing.</text:p>
      <text:p text:style-name="P48"/>
      <text:p text:style-name="P24"><text:span text:style-name="T22">This item should not be misconstrued to imply that object creation is expensive </text:span>and should be avoided. On the contrary, the creation and reclamation of small objects whose constructors do little explicit work is cheap, especially on modern JVM implementations.</text:p>
      <text:p text:style-name="P24"/>
      <text:p text:style-name="P54"><text:span text:style-name="T7">Avoiding object creation by maintaining your own </text:span><text:span text:style-name="T11">object pool </text:span><text:span text:style-name="T7">is a bad idea unless the objects in the pool are extremely heavyweight</text:span></text:p>
      <text:p text:style-name="P24"/>
      <text:p text:style-name="P19">Don’t create a new object when you should reuse an existing one but also Don’t reuse an existing object when you should create a new one</text:p>
      <text:p text:style-name="P19"/>
      <text:p text:style-name="P38">Item 7: Eliminate obsolete object references</text:p>
      <text:p text:style-name="P38"/>
      <text:p text:style-name="P48">Nulling out object references should be the exception rather than the norm.</text:p>
      <text:p text:style-name="P24"><text:span text:style-name="T22">The best way to eliminate an obsolete reference is to let the variable that contained </text:span>the reference fall out of scope. This occurs naturally if you define each variable in the narrowest possible scope.</text:p>
      <text:p text:style-name="P24"/>
      <text:p text:style-name="P18">Whenever a class manages its own memory, the programmer should be alert for memory leaks TODO investigate and practice this.</text:p>
      <text:p text:style-name="P18"/>
      <text:p text:style-name="P18">Another common source of memory leaks is caches.</text:p>
      <text:p text:style-name="P18"/>
      <text:p text:style-name="P18">A third common source of memory leaks is listeners and other callbacks.</text:p>
      <text:p text:style-name="P24"><text:soft-page-break/><text:span text:style-name="T1">If you implement an API where clients register callbacks but don’t deregister them </text:span>explicitly, they will accumulate unless you take some action. One way to ensure that callbacks are garbage collected promptly is to store only <text:span text:style-name="T29">weak references</text:span><text:span text:style-name="T33"> </text:span>to them, for instance, by storing them only as keys in a <text:span text:style-name="T40">WeakHashMap</text:span>.</text:p>
      <text:p text:style-name="P24"/>
      <text:p text:style-name="P24">Use debugging tool known as a <text:span text:style-name="T31">heap profiler</text:span>.</text:p>
      <text:p text:style-name="P48"/>
      <text:p text:style-name="P38">Item 8: Avoid finalizers and cleaners</text:p>
      <text:p text:style-name="P38"/>
      <text:p text:style-name="P19"><text:span text:style-name="T21">So what should you do instead of writing a finalizer or cleaner for a class </text:span>whose objects encapsulate resources that require termination, such as files or threads? Just <text:span text:style-name="T37">have your class implement </text:span><text:span text:style-name="T39">AutoCloseable</text:span></text:p>
      <text:p text:style-name="P48"/>
      <text:p text:style-name="P38">Item 9: Prefer <text:span text:style-name="T36">try</text:span>-with-resources to <text:span text:style-name="T36">try</text:span>-<text:span text:style-name="T36">finally</text:span></text:p>
      <text:p text:style-name="P39"/>
      <text:p text:style-name="P39"/>
      <text:p text:style-name="P34">Methods Common to All Objects</text:p>
      <text:p text:style-name="P34"/>
      <text:p text:style-name="P27"><text:span text:style-name="T26">Object </text:span><text:span text:style-name="T23">is a concrete class</text:span><text:span text:style-name="T28">, it is designed primarily for extension. </text:span><text:span text:style-name="T5">All of its nonfinal methods (</text:span>equals<text:span text:style-name="T5">, </text:span>hashCode<text:span text:style-name="T5">, </text:span>toString<text:span text:style-name="T5">, </text:span>clone<text:span text:style-name="T5">, and </text:span>finalize<text:span text:style-name="T5">) have explicit </text:span><text:span text:style-name="T29">general contracts </text:span><text:span text:style-name="T5">because they are designed to be overridden. It is the responsibility of any class overriding these methods to obey their general contracts;</text:span></text:p>
      <text:p text:style-name="P26">failure to do so will prevent other classes that depend on the contracts (such as <text:span text:style-name="T45">HashMap </text:span>and <text:span text:style-name="T45">HashSet</text:span>) from functioning properly in conjunction with the class.</text:p>
      <text:p text:style-name="P40"/>
      <text:p text:style-name="P37">Item 10: Obey the general contract when overriding <text:span text:style-name="T36">equals</text:span></text:p>
      <text:p text:style-name="P41"/>
      <text:p text:style-name="P49">Do not override equals</text:p>
      <text:list xml:id="list8368072995638864311" text:style-name="L4">
        <text:list-item>
          <text:p text:style-name="P84">each instance of class is unique (represents activity, rather than value ex: Thread)</text:p>
        </text:list-item>
        <text:list-item>
          <text:p text:style-name="P84">no nned for the class to provide a logical equality test (Pattern)</text:p>
        </text:list-item>
        <text:list-item>
          <text:p text:style-name="P84">superclass has already overridden equal this can be good</text:p>
        </text:list-item>
        <text:list-item>
          <text:p text:style-name="P84">class is private and you are shure that equal will never be invoked</text:p>
        </text:list-item>
      </text:list>
      <text:p text:style-name="P49"/>
      <text:p text:style-name="P49">Equlas contract</text:p>
      <text:list xml:id="list183185217947121200" text:style-name="L5">
        <text:list-item>
          <text:p text:style-name="P85">reflexive x.equals(x) return true, x not null</text:p>
        </text:list-item>
        <text:list-item>
          <text:p text:style-name="P85">symmetric x.equals(y) and y.equals(x) same result, xy, not null</text:p>
        </text:list-item>
        <text:list-item>
          <text:p text:style-name="P85">tranzitive x.equals(y), y.equals(z) then x.equal(z) return true, x y z not null</text:p>
        </text:list-item>
        <text:list-item>
          <text:p text:style-name="P85">consistent x.eqauls(y) alwys same result, x y not null</text:p>
        </text:list-item>
        <text:list-item>
          <text:p text:style-name="P85">x.equlas(null) return false</text:p>
        </text:list-item>
      </text:list>
      <text:p text:style-name="P49"/>
      <text:p text:style-name="P58"><text:span text:style-name="T8">Do not write an </text:span><text:span text:style-name="T41">equals </text:span><text:span text:style-name="T8">method that </text:span><text:span text:style-name="T7">depends on unreliable resources</text:span></text:p>
      <text:p text:style-name="P17"/>
      <text:p text:style-name="P17">Steps:</text:p>
      <text:list xml:id="list1375301257434505791" text:style-name="L6">
        <text:list-item>
          <text:p text:style-name="P81">use == to check reference</text:p>
        </text:list-item>
        <text:list-item>
          <text:p text:style-name="P81">use instance of <text:s/>to check type</text:p>
        </text:list-item>
        <text:list-item>
          <text:p text:style-name="P81">For each “significant” field in the class, check if that field of the argument</text:p>
        </text:list-item>
      </text:list>
      <text:p text:style-name="P18">matches the corresponding field of this object</text:p>
      <text:p text:style-name="P18"/>
      <text:p text:style-name="P19">Some object reference fields may legitimately contain <text:span text:style-name="T18">null</text:span>. To avoid the possibility of a <text:span text:style-name="T45">NullPointerException</text:span>, check such fields for equality using the static method <text:span text:style-name="T18">Objects.equals(</text:span><text:span text:style-name="T45">Object, Object)</text:span>.</text:p>
      <text:p text:style-name="P19"/>
      <text:p text:style-name="P19">If field comparaion is more complex, you may want to store a <text:span text:style-name="T29">canonical form</text:span><text:span text:style-name="T33"> </text:span>of the field so the <text:span text:style-name="T45">equals </text:span>method can do a cheap exact comparison on canonical forms rather than a more costly nonstandard comparison</text:p>
      <text:p text:style-name="P49"/>
      <text:p text:style-name="P51"><text:span text:style-name="T22">When you are finished writing your </text:span><text:span text:style-name="T24">equals </text:span><text:span text:style-name="T22">method, ask yourself three </text:span><text:span text:style-name="T1">questions: Is it symmetric? Is it transitive? Is it consistent? </text:span><text:span text:style-name="T2">And don’t just ask yourself; write unit tests to check. </text:span><text:span text:style-name="T5">Writing and testing </text:span><text:span text:style-name="T45">equals </text:span><text:span text:style-name="T5">(and </text:span><text:span text:style-name="T45">hashCode</text:span><text:span text:style-name="T5">) methods is tedious, and the resulting code is mundane. An excellent alternative to writing and testing these methods manually is to use Google’s open source AutoValue framework,</text:span></text:p>
      <text:p text:style-name="P21"><text:soft-page-break/></text:p>
      <text:p text:style-name="P58"><text:span text:style-name="T7">Don’t substitute another type for </text:span><text:span text:style-name="T39">Object </text:span><text:span text:style-name="T7">in the </text:span><text:span text:style-name="T39">equals </text:span><text:span text:style-name="T7">declaration</text:span></text:p>
      <text:p text:style-name="P65">public boolean equals(MyClass o) {</text:p>
      <text:p text:style-name="P65">...</text:p>
      <text:p text:style-name="P66">}</text:p>
      <text:p text:style-name="P49"/>
      <text:p text:style-name="P37">Item 11: Always override <text:span text:style-name="T36">hashCode </text:span>when you override <text:span text:style-name="T36">equals</text:span></text:p>
      <text:p text:style-name="P41"/>
      <text:p text:style-name="P50">Objects.hash(lineNum, prefix, areaCode);</text:p>
      <text:p text:style-name="P49"/>
      <text:p text:style-name="P37">Item 12: Always override <text:span text:style-name="T36">toString</text:span></text:p>
      <text:p text:style-name="P41"/>
      <text:p text:style-name="P17"><text:span text:style-name="T21">Whether or not you decide to specify the format, you should clearly document </text:span>your intentions.</text:p>
      <text:p text:style-name="P65">/**</text:p>
      <text:p text:style-name="P63">* Returns the string representation of this phone number.</text:p>
      <text:p text:style-name="P63">* The string consists of twelve characters whose format is</text:p>
      <text:p text:style-name="P63">* "XXX-YYY-ZZZZ", where XXX is the area code, YYY is the</text:p>
      <text:p text:style-name="P63">* prefix, and ZZZZ is the line number. Each of the capital</text:p>
      <text:p text:style-name="P63">* letters represents a single decimal digit.</text:p>
      <text:p text:style-name="P63">*</text:p>
      <text:p text:style-name="P63">* If any of the three parts of this phone number is too small</text:p>
      <text:p text:style-name="P63">* to fill up its field, the field is padded with leading zeros.</text:p>
      <text:p text:style-name="P63">* For example, if the value of the line number is 123, the last</text:p>
      <text:p text:style-name="P63">* four characters of the string representation will be "0123".</text:p>
      <text:p text:style-name="P63">*/</text:p>
      <text:p text:style-name="P63">@Override public String toString() {</text:p>
      <text:p text:style-name="P63">return String.format("%03d-%03d-%04d",</text:p>
      <text:p text:style-name="P63">areaCode, prefix, lineNum);</text:p>
      <text:p text:style-name="P64">}</text:p>
      <text:p text:style-name="P64"/>
      <text:p text:style-name="P24">You should, however, write a <text:span text:style-name="T40">toString </text:span>method in any abstract class whose subclasses share a common string representation.</text:p>
      <text:p text:style-name="P49"/>
      <text:p text:style-name="P37">Item 13: Override <text:span text:style-name="T36">clone </text:span>judiciously</text:p>
      <text:p text:style-name="P37"/>
      <text:p text:style-name="P47">Do not override clone.</text:p>
      <text:p text:style-name="P41"/>
      <text:p text:style-name="P37">Item 14: Consider implementing <text:span text:style-name="T36">Comparable</text:span></text:p>
      <text:p text:style-name="P41"/>
      <text:p text:style-name="P45">By implementing <text:span text:style-name="T45">Comparable</text:span>, a class indicates that its instances have a <text:span text:style-name="T46">natural ordering.</text:span></text:p>
      <text:p text:style-name="P45"/>
      <text:p text:style-name="P26"><text:span text:style-name="T22">Because the </text:span><text:span text:style-name="T25">Comparable </text:span><text:span text:style-name="T22">interface is parameterized, </text:span>the <text:span text:style-name="T45">compareTo </text:span>method is statically typed, so you don’t need to type check or cast its argument..</text:p>
      <text:p text:style-name="P26"/>
      <text:p text:style-name="P26">If the argument is <text:span text:style-name="T45">null</text:span>, the invocation should throw a <text:span text:style-name="T45">NullPointer-Exception</text:span>, and it will, as soon as the method attempts to access its members.</text:p>
      <text:p text:style-name="P26"/>
      <text:p text:style-name="P58"><text:span text:style-name="T7">Use of the relational operators </text:span><text:span text:style-name="T39">&lt; </text:span><text:span text:style-name="T7">and </text:span><text:span text:style-name="T39">&gt; </text:span><text:span text:style-name="T7">in </text:span><text:span text:style-name="T39">compareTo </text:span><text:span text:style-name="T7">methods is verbose and error-prone and no longer recommended</text:span></text:p>
      <text:p text:style-name="P45"/>
      <text:p text:style-name="P43"><text:span text:style-name="T1">In Java 8, the </text:span><text:span text:style-name="T3">Comparator </text:span><text:span text:style-name="T1">interface was outfitted with a set of </text:span><text:span text:style-name="T19">comparator construction methods</text:span><text:span text:style-name="T17">,</text:span> which enable fluent construction of comparators. These comparators can then be used to implement a <text:span text:style-name="T45">compareTo </text:span>method, as required by the <text:span text:style-name="T45">Comparable </text:span>interface. (but it is slower)</text:p>
      <text:p text:style-name="P41"/>
      <text:p text:style-name="P67"><text:span text:style-name="T22">return o1.hashCode() - o2.hashCode();</text:span><text:span text:style-name="T30"> </text:span><text:span text:style-name="T36">// BROKEN difference-based comparator - violates transitivity!</text:span></text:p>
      <text:p text:style-name="P63"><text:span text:style-name="T24">You can use this</text:span><text:span text:style-name="T27"> </text:span><text:span text:style-name="T21">Integer.compare(o1.hashCode(), o2.hashCode());</text:span></text:p>
      <text:p text:style-name="P62"/>
      <text:p text:style-name="P61"/>
      <text:p text:style-name="P40">Classes and Interfaces</text:p>
      <text:p text:style-name="P40"/>
      <text:p text:style-name="P37">Item 15: Minimize the accessibility of classes and members</text:p>
      <text:p text:style-name="P37"><text:soft-page-break/></text:p>
      <text:p text:style-name="P21"><text:span text:style-name="T21">Information </text:span>hiding increases software reuse because components that aren’t tightly coupled often prove useful in other contexts besides the ones for which they were developed</text:p>
      <text:p text:style-name="P37"/>
      <text:p text:style-name="P37">Item 16: In public classes, use accessor methods, not public fields</text:p>
      <text:p text:style-name="P37"/>
      <text:p text:style-name="P45">Public classes should never expose mutable fields</text:p>
      <text:p text:style-name="P47"/>
      <text:p text:style-name="P37">Item 17: Minimize mutability</text:p>
      <text:p text:style-name="P37"/>
      <text:p text:style-name="P21"><text:span text:style-name="T21">Immutable </text:span>classes are easier to design, implement, and use than mutable classes. They are less prone to error and are more secure.</text:p>
      <text:p text:style-name="P21"/>
      <text:p text:style-name="P21">Steps</text:p>
      <text:p text:style-name="P21">make class final or private constructor and static create method<text:line-break/>make all fields final </text:p>
      <text:p text:style-name="P21">make all fields private</text:p>
      <text:p text:style-name="P21">If class has any fields that refer to mutable objects ensure that client of the class cannot obtain reference to these objects. <text:span text:style-name="T17">Make defensive copies</text:span></text:p>
      <text:p text:style-name="P14"/>
      <text:p text:style-name="P14">// inside complex object</text:p>
      <text:p text:style-name="P67">public Complex times(Complex c) {</text:p>
      <text:p text:style-name="P63"><text:tab/>return new Complex(re * c.re - im * c.im,</text:p>
      <text:p text:style-name="P63"><text:tab/>re * c.im + im * c.re);</text:p>
      <text:p text:style-name="P64">}</text:p>
      <text:p text:style-name="P53"><text:span text:style-name="T14">This pattern is known as the </text:span><text:span text:style-name="T10">functional </text:span><text:span text:style-name="T13">approach</text:span><text:span text:style-name="T14"> because methods return the result of applying a function to their operand, without modifying it. E</text:span><text:span text:style-name="T7">mphasizes the fact that methods don’t change the values of the objects. </text:span></text:p>
      <text:p text:style-name="P26">Immutable classes should therefore encourage clients to reuse existing instances wherever possible. </text:p>
      <text:p text:style-name="P26">Also An immutable class can provide static factories (Item 1) that cache frequently requested instances to avoid creating new instances when existing ones would do. </text:p>
      <text:p text:style-name="P57"><text:span text:style-name="T16">The major disadvantage of immutable classes is that they require a separate object for each distinct value. </text:span><text:span text:style-name="T7">Creating these objects can be costly, especially if they are large.</text:span></text:p>
      <text:p text:style-name="P47"/>
      <text:p text:style-name="P37">Item 18: Favor composition over inheritance</text:p>
      <text:p text:style-name="P37"/>
      <text:p text:style-name="P47">Inheritance violates encapsulation. Subclass depends on the implementaion details of its superclass for its proper function.</text:p>
      <text:p text:style-name="P37"/>
      <text:p text:style-name="P37">Item 19: Design and document for inheritance or else prohibit it</text:p>
      <text:p text:style-name="P37"/>
      <text:p text:style-name="P26"><text:span text:style-name="T22">First, the class must document precisely the effects of overriding any method. </text:span><text:span text:style-name="T1">In other words, </text:span><text:span text:style-name="T4">the class must document its </text:span><text:span text:style-name="T34">self-use </text:span><text:span text:style-name="T4">of overridable methods</text:span><text:span text:style-name="T20">. </text:span>For each public or protected method, the documentation must indicate which overridable methods the method invokes, in what sequence, and how the results of</text:p>
      <text:p text:style-name="P24">each invocation affect subsequent processing</text:p>
      <text:p text:style-name="P24"/>
      <text:p text:style-name="P24">A method that invokes overridable methods contains a description of these invocations at the end of its documentation comment. The description is in a special section of the specification, labeled “Implementation Requirements,” which is generated by the Javadoc tag <text:span text:style-name="T42">@implSpec</text:span>. This section describes the inner</text:p>
      <text:p text:style-name="P24">workings of the method.</text:p>
      <text:p text:style-name="P24"/>
      <text:p text:style-name="P19">See: <text:span text:style-name="T45">AbstractCollection</text:span>: <text:span text:style-name="T45">public boolean remove(Object o) documentation.</text:span></text:p>
      <text:p text:style-name="P23"/>
      <text:p text:style-name="P18">You must test your class by writing subclasses <text:span text:style-name="T35">before </text:span>you release it.</text:p>
      <text:p text:style-name="P47"/>
      <text:p text:style-name="P37">Item 20: Prefer interfaces to abstract classes</text:p>
      <text:p text:style-name="P37"/>
      <text:p text:style-name="P21"><text:span text:style-name="T21">Existing classes cannot, in </text:span>general, be retrofitted to extend a new abstract class.</text:p>
      <text:p text:style-name="P21"><text:soft-page-break/></text:p>
      <text:p text:style-name="P17">Interfaces allow for the construction of nonhierarchical type frameworks.</text:p>
      <text:p text:style-name="P17"/>
      <text:p text:style-name="P26"><text:span text:style-name="T1">You can, however, combine the advantages of interfaces and abstract classes </text:span>by providing an abstract <text:span text:style-name="T29">skeletal</text:span><text:span text:style-name="T31"> implementation class</text:span><text:span text:style-name="T33"> </text:span>to go with an interface (Template method pattern). By convention, skeletal implementation classes are called <text:span text:style-name="T40">Abstract</text:span><text:span text:style-name="T33">Interface</text:span>, where <text:span text:style-name="T33">Interface </text:span>is the name of the interface they implement (<text:span text:style-name="T40">AbstractMap, AbstractCollection...)</text:span></text:p>
      <text:p text:style-name="P47"/>
      <text:p text:style-name="P37">Item 21: Design interfaces for posterity</text:p>
      <text:p text:style-name="P37"/>
      <text:p text:style-name="P17"><text:span text:style-name="T21">It is not always possible to write a default method </text:span>that maintains all invariants of every conceivable implementation.</text:p>
      <text:p text:style-name="P17"/>
      <text:p text:style-name="P26"><text:span text:style-name="T1">It is also worth noting that default methods were not designed to support </text:span>removing methods from interfaces or changing the signatures of existing methods.</text:p>
      <text:p text:style-name="P26"/>
      <text:p text:style-name="P17">It is still of the utmost importance to design interfaces with great care.</text:p>
      <text:p text:style-name="P21"/>
      <text:p text:style-name="P26">Therefore, it is critically important to test each new interface before you release it. Multiple programmers should implement each interface in different ways. At a minimum, you should aim for three diverse implementations. Equally important is to write multiple client programs that use instances of each new</text:p>
      <text:p text:style-name="P24">interface to perform various tasks.</text:p>
      <text:p text:style-name="P49"/>
      <text:p text:style-name="P37">Item 22: Use interfaces only to define types</text:p>
      <text:p text:style-name="P37"/>
      <text:p text:style-name="P57"><text:span text:style-name="T8">When a class implements an interface, the interface serves as a </text:span><text:span text:style-name="T11">type </text:span><text:span text:style-name="T8">that can be </text:span><text:span text:style-name="T7">used to refer to instances of the class. </text:span></text:p>
      <text:p text:style-name="P21"/>
      <text:p text:style-name="P21">Do not use interfaces to declare constants.</text:p>
      <text:p text:style-name="P21"/>
      <text:p text:style-name="P37">Item 23: Prefer class hierarchies to tagged classes</text:p>
      <text:p text:style-name="P41"/>
      <text:p text:style-name="P21"><text:span text:style-name="T21">Occasionally you may run across a class whose instances come in two or more </text:span>flavors and contain a <text:span text:style-name="T33">tag </text:span>field indicating the flavor of the instance. </text:p>
      <text:p text:style-name="P21"/>
      <text:p text:style-name="P21">Class X {</text:p>
      <text:p text:style-name="P21"><text:tab/>ShapeType types; // do not do this </text:p>
      <text:p text:style-name="P21">}</text:p>
      <text:p text:style-name="P21"/>
      <text:p text:style-name="P53"><text:span text:style-name="T14">Such </text:span><text:span text:style-name="T12">tagged classes </text:span><text:span text:style-name="T14">have numerous shortcomings. They are cluttered with </text:span><text:span text:style-name="T7">boilerplate, including enum declarations, tag fields, and switch statements. Solution is to create class hierarchy.</text:span></text:p>
      <text:p text:style-name="P26"/>
      <text:p text:style-name="P26">To transform a tagged class into a class hierarchy, first define an abstract class containing an abstract method for each method in the tagged class whose behavior depends on the tag value.</text:p>
      <text:p text:style-name="P49"/>
      <text:p text:style-name="P37">Item 24: Favor static member classes over nonstatic</text:p>
      <text:p text:style-name="P41"/>
      <text:p text:style-name="P21"><text:span text:style-name="T21">One common use of a static member class is as a </text:span><text:span text:style-name="T26">public helper class</text:span><text:span text:style-name="T21">, useful </text:span>only in conjunction with its outer class.</text:p>
      <text:p text:style-name="P21"/>
      <text:p text:style-name="P53"><text:span text:style-name="T14">One common use of a nonstatic member class is to define an </text:span><text:span text:style-name="T10">Adapter</text:span><text:span text:style-name="T7"> that allows an instance of the outer class to be viewed as an instance of some unrelated class.</text:span></text:p>
      <text:p text:style-name="P49"/>
      <text:p text:style-name="P37">Item 25: Limit source files to a single top-level class</text:p>
      <text:p text:style-name="P37"/>
      <text:p text:style-name="P35">The risks stem from the fact that defining multiple top-level classes in a source file</text:p>
      <text:p text:style-name="P26">makes it possible to provide multiple definitions for a class. Which definition gets used is affected by the <text:soft-page-break/>order in which the source files are passed to the compiler.</text:p>
      <text:p text:style-name="P26"/>
      <text:p text:style-name="P26">If you are tempted to put multiple top-level classes into a single source file, consider using static</text:p>
      <text:p text:style-name="P24">member classes</text:p>
      <text:p text:style-name="P24"/>
      <text:p text:style-name="P15">Generics</text:p>
      <text:p text:style-name="P15"/>
      <text:p text:style-name="P11">Item 26: Don’t use raw types</text:p>
      <text:p text:style-name="P11"/>
      <text:p text:style-name="P57"><text:span text:style-name="T7">Each generic type defines can be used as </text:span><text:span text:style-name="T11">raw type</text:span><text:span text:style-name="T7">, which is done when we use it without any type parameters. Do not do this.</text:span></text:p>
      <text:p text:style-name="P21"/>
      <text:p text:style-name="P26"><text:span text:style-name="T1">What is the difference between the unbounded wildcard type </text:span><text:span text:style-name="T3">Set&lt;?&gt; </text:span><text:span text:style-name="T1">and the </text:span>raw type <text:span text:style-name="T45">Set.</text:span></text:p>
      <text:p text:style-name="P27">Set&lt;?&gt; <text:span text:style-name="T5">is a wildcard type representing a set that can contain only objects of some</text:span></text:p>
      <text:p text:style-name="P24">unknown type</text:p>
      <text:p text:style-name="P17">You can’t put any element (other than <text:span text:style-name="T36">null</text:span>) into a <text:span text:style-name="T36">Collection&lt;?&gt;</text:span>. <text:span text:style-name="T5">Attempting to do so will generate</text:span></text:p>
      <text:p text:style-name="P19">a compile-time error message.</text:p>
      <text:p text:style-name="P17"/>
      <text:p text:style-name="P11">Item 27: Eliminate unchecked warnings</text:p>
      <text:p text:style-name="P4"/>
      <text:p text:style-name="P21">Every unchecked warning represents the potential for a <text:span text:style-name="T40">ClassCastException </text:span>at runtime.</text:p>
      <text:p text:style-name="P17"/>
      <text:p text:style-name="P17">If you can’t eliminate a warning, but you can prove that the code that provoked the warning is typesafe, then (and only then) suppress the warning with an <text:span text:style-name="T39">@SuppressWarnings("unchecked") </text:span>annotation. Use it on the smallest scope. Add comment saying why it is safe to do so.</text:p>
      <text:p text:style-name="P17"/>
      <text:p text:style-name="P11">Item 28: Prefer lists to arrays</text:p>
      <text:p text:style-name="P11"/>
      <text:p text:style-name="P17">Beacouse of this</text:p>
      <text:p text:style-name="P75"><text:span text:style-name="T1"><text:tab/></text:span>// Fails at runtime!</text:p>
      <text:p text:style-name="P1"><text:tab/>Object[] objectArray = new Long[1];</text:p>
      <text:p text:style-name="P72"><text:span text:style-name="T38"><text:tab/>objectArray[0] = "I don't fit in"; </text:span><text:span text:style-name="T43">// Throws ArrayStoreException</text:span></text:p>
      <text:p text:style-name="P76"/>
      <text:p text:style-name="P76"><text:tab/>// Won't compile!</text:p>
      <text:p text:style-name="P73"><text:span text:style-name="T38"><text:tab/>List&lt;Object&gt; ol = new ArrayList&lt;Long&gt;(); </text:span><text:span text:style-name="T43">// Incompatible types</text:span></text:p>
      <text:p text:style-name="P2"><text:tab/>ol.add("I don't fit in");</text:p>
      <text:p text:style-name="P11"/>
      <text:p text:style-name="P11">Item 29: Favor generic types</text:p>
      <text:p text:style-name="P11"/>
      <text:p text:style-name="P17">todo generic type vs interface</text:p>
      <text:p text:style-name="P17"/>
      <text:p text:style-name="P11">Item 30: Favor generic methods</text:p>
      <text:p text:style-name="P11"/>
      <text:p text:style-name="P70">Static utility methods that operate on parameterized types are usually generic.</text:p>
      <text:p text:style-name="P17"/>
      <text:p text:style-name="P11">Item 31: Use bounded wildcards to increase API flexibility</text:p>
      <text:p text:style-name="P11"/>
      <text:p text:style-name="P17">&lt;? extends XSZ&gt; -&gt; for adding (add to list)</text:p>
      <text:p text:style-name="P17">&lt;? super XYZ&gt; -&gt; for removing (get from list)</text:p>
      <text:p text:style-name="P17"/>
      <text:p text:style-name="P5"><text:span text:style-name="T1">Do not use bounded wildcard types as return types. (</text:span><text:span text:style-name="T47">t would force them to use wildcard types in client code).</text:span></text:p>
      <text:p text:style-name="P6">If the user of a class has to think about wildcard types, there is probably something wrong with its API</text:p>
      <text:p text:style-name="P17"/>
      <text:p text:style-name="P17">Puvblic API use <text:span text:style-name="T38">List&lt;?&gt; instede of List&lt;E&gt;</text:span></text:p>
      <text:p text:style-name="P3"><text:tab/>public static void swap(<text:span text:style-name="T17">List&lt;?&gt;</text:span> list, int i, int j) {</text:p>
      <text:p text:style-name="P1"><text:tab/><text:tab/>swapHelper(list, i, j);</text:p>
      <text:p text:style-name="P1"><text:tab/>}</text:p>
      <text:p text:style-name="P75"><text:tab/></text:p>
      <text:p text:style-name="P75"><text:tab/>// Private helper method for wildcard capture</text:p>
      <text:p text:style-name="P1"><text:soft-page-break/><text:tab/>private static &lt;E&gt; void swapHelper(List&lt;E&gt; list, int i, int j) {</text:p>
      <text:p text:style-name="P1"><text:tab/><text:tab/>list.set(i, list.set(j, list.get(i)));</text:p>
      <text:p text:style-name="P2"><text:tab/>}</text:p>
      <text:p text:style-name="P17"/>
      <text:p text:style-name="P11">Item 32: Combine generics and varargs judiciously</text:p>
      <text:p text:style-name="P70"/>
      <text:p text:style-name="P69"><text:span text:style-name="T1">When you invoke a varargs method, an array is created to hold the varargs parameters; that array. Arrays and generis are not good so you </text:span>As a consequence, you get confusing compiler warnings when varargs</text:p>
      <text:p text:style-name="P68">parameters have generic or parameterized types</text:p>
      <text:p text:style-name="P17"/>
      <text:p text:style-name="P11">Item 33: Consider typesafe heterogeneous containers</text:p>
      <text:p text:style-name="P17"/>
      <text:p text:style-name="P17">Idea is to parameterize the key instead of the container. Then present the parame- terized key to the container to insert or retrieve a value. The generic type system is used to guarantee that the type of the value agrees with its key.</text:p>
      <text:p text:style-name="P17"/>
      <text:p text:style-name="P17">Example:</text:p>
      <text:p text:style-name="P17">// Typesafe heterogeneous container pattern - API</text:p>
      <text:p text:style-name="P17">public interface Favorites {</text:p>
      <text:p text:style-name="P17"><text:tab/>public &lt;T&gt; void putFavorite(Class&lt;T&gt; type, T instance);</text:p>
      <text:p text:style-name="P17"><text:tab/>public &lt;T&gt; T getFavorite(Class&lt;T&gt; type);</text:p>
      <text:p text:style-name="P17">}</text:p>
      <text:p text:style-name="P17"/>
      <text:p text:style-name="P17">// Typesafe heterogeneous container pattern - implementation</text:p>
      <text:p text:style-name="P17">public class FavoritesImpl implements Favorites {</text:p>
      <text:p text:style-name="P17"><text:tab/>private Map&lt;Class&lt;?&gt;, Object&gt; favorites = new HashMap&lt;&gt;();</text:p>
      <text:p text:style-name="P17"/>
      <text:p text:style-name="P17"><text:tab/>public &lt;T&gt; void putFavorite(Class&lt;T&gt; type, T instance) {</text:p>
      <text:p text:style-name="P17"><text:tab/><text:tab/>favorites.put(Objects.requireNonNull(type), instance);</text:p>
      <text:p text:style-name="P17"><text:tab/>}</text:p>
      <text:p text:style-name="P17"><text:tab/>public &lt;T&gt; T getFavorite(Class&lt;T&gt; type) {</text:p>
      <text:p text:style-name="P17"><text:tab/><text:tab/><text:span text:style-name="T17">return type.cast(favorites.get(type))</text:span>;</text:p>
      <text:p text:style-name="P17"><text:tab/>}</text:p>
      <text:p text:style-name="P17">}</text:p>
      <text:p text:style-name="P17"/>
      <text:p text:style-name="P17">Explanation:</text:p>
      <text:p text:style-name="P17">The Class object for the type will play the part of the parameterized key. The reason this works is that class Class is generic. The type of a class literal is not simply Class , but Class&lt;T&gt; . For example, String.class is of type Class&lt;String&gt; , and Integer.class is of type Class&lt;Integer&gt; . When a class literal is passed among</text:p>
      <text:p text:style-name="P17">methods to communicate both compile-time and runtime type information, it is called a type token</text:p>
      <text:p text:style-name="P17"/>
      <text:p text:style-name="P17">todo read: Bracha, Gilad. Generics in the Java Programming Language</text:p>
      <text:p text:style-name="P17"/>
      <text:p text:style-name="P17"/>
      <text:p text:style-name="P12">Enums and Annotations</text:p>
      <text:p text:style-name="P12"/>
      <text:p text:style-name="P12"/>
      <text:p text:style-name="P11">Item 34: Use enums instead of int constants</text:p>
      <text:p text:style-name="P11"/>
      <text:p text:style-name="P17">The basic idea behind Java’s enum types is simple: they are classes that export one instance for each enumeration constant via a public static final field. </text:p>
      <text:p text:style-name="P17">The basic idea behind Java’s enum types is simple: they are classes that export one instance for each enumeration constant via a public static final field.</text:p>
      <text:p text:style-name="P17"/>
      <text:p text:style-name="P17">If an enum is generally useful, it should be a top-level class; if its use is tied to a specific top-level class, it should be a member class of that top-level class</text:p>
      <text:p text:style-name="P17"/>
      <text:p text:style-name="P17">To associate a different behavior with each enum constant: declare an abstract apply method in the enum <text:soft-page-break/>type, and override it with a concrete method for each constant in a constant-specific class body. Such meth-</text:p>
      <text:p text:style-name="P17">ods are known as constant-specific method implementations:</text:p>
      <text:p text:style-name="P17"/>
      <text:p text:style-name="P17">Example</text:p>
      <text:p text:style-name="P17">// Enum type with constant-specific method implementations <text:span text:style-name="T17">insdead of swich</text:span></text:p>
      <text:p text:style-name="P17">public enum Operation {</text:p>
      <text:p text:style-name="P17"><text:tab/>PLUS {public double apply(double x, double y){return x + y;}},</text:p>
      <text:p text:style-name="P17"><text:tab/>MINUS {public double apply(double x, double y){return x - y;}},</text:p>
      <text:p text:style-name="P17"><text:tab/>TIMES {public double apply(double x, double y){return x * y;}},</text:p>
      <text:p text:style-name="P17"><text:tab/>DIVIDE{public double apply(double x, double y){return x / y;}};</text:p>
      <text:p text:style-name="P17"><text:tab/></text:p>
      <text:p text:style-name="P17"><text:tab/>public abstract double apply(double x, double y);</text:p>
      <text:p text:style-name="P17">}</text:p>
      <text:p text:style-name="P17"/>
      <text:p text:style-name="P17">Also</text:p>
      <text:p text:style-name="P17">// The strategy enum pattern</text:p>
      <text:p text:style-name="P17">enum PayrollDay {</text:p>
      <text:p text:style-name="P17"><text:tab/>MONDAY, TUESDAY, WEDNESDAY, THURSDAY, FRIDAY,</text:p>
      <text:p text:style-name="P17"><text:tab/>SATURDAY(PayType.WEEKEND), SUNDAY(PayType.WEEKEND);</text:p>
      <text:p text:style-name="P17"/>
      <text:p text:style-name="P17"><text:tab/>private final PayType payType;</text:p>
      <text:p text:style-name="P17"><text:tab/>PayrollDay(PayType payType) { this.payType = payType; }</text:p>
      <text:p text:style-name="P17"><text:tab/>PayrollDay() { this(PayType.WEEKDAY); } // Default</text:p>
      <text:p text:style-name="P17"/>
      <text:p text:style-name="P17"><text:tab/>int pay(int minutesWorked, int payRate) {</text:p>
      <text:p text:style-name="P17"><text:tab/><text:tab/>return payType.pay(minutesWorked, payRate);</text:p>
      <text:p text:style-name="P17"><text:tab/>}</text:p>
      <text:p text:style-name="P17"/>
      <text:p text:style-name="P17">// The strategy enum type</text:p>
      <text:p text:style-name="P17">private enum PayType {</text:p>
      <text:p text:style-name="P17"><text:tab/>WEEKDAY {</text:p>
      <text:p text:style-name="P17"><text:tab/>int overtimePay(int minsWorked, int payRate) {</text:p>
      <text:p text:style-name="P17"><text:tab/><text:tab/>return minsWorked &lt;= MINS_PER_SHIFT ? 0 :</text:p>
      <text:p text:style-name="P17"><text:tab/><text:tab/>(minsWorked - MINS_PER_SHIFT) * payRate / 2;</text:p>
      <text:p text:style-name="P17"><text:tab/><text:tab/>}</text:p>
      <text:p text:style-name="P17"><text:tab/>},</text:p>
      <text:p text:style-name="P17"><text:tab/>WEEKEND {</text:p>
      <text:p text:style-name="P17"><text:tab/><text:tab/>int overtimePay(int minsWorked, int payRate) {</text:p>
      <text:p text:style-name="P17"><text:tab/><text:tab/>return minsWorked * payRate / 2;</text:p>
      <text:p text:style-name="P17"><text:tab/>}</text:p>
      <text:p text:style-name="P17">};</text:p>
      <text:p text:style-name="P17">abstract int overtimePay(int mins, int payRate);</text:p>
      <text:p text:style-name="P17">private static final int MINS_PER_SHIFT = 8 * 60;</text:p>
      <text:p text:style-name="P17">int pay(int minsWorked, int payRate) {</text:p>
      <text:p text:style-name="P17">int basePay = minsWorked * payRate;</text:p>
      <text:p text:style-name="P17">return basePay + overtimePay(minsWorked, payRate);</text:p>
      <text:p text:style-name="P17">}</text:p>
      <text:p text:style-name="P17"/>
      <text:p text:style-name="P17">If switch statements on enums are not a good choice for implementing constant-specific behavior on enums, what are they good for? Switches on enums are good for augmenting enum types with constant-specific behavior</text:p>
      <text:p text:style-name="P17"/>
      <text:p text:style-name="P17">public static Operation inverse(Operation op) {</text:p>
      <text:p text:style-name="P17"><text:tab/>switch(op) {</text:p>
      <text:p text:style-name="P17"><text:tab/><text:tab/>case PLUS: return Operation.MINUS;</text:p>
      <text:p text:style-name="P17"/>
      <text:p text:style-name="P11">Item 35: Use instance fields instead of ordinals</text:p>
      <text:p text:style-name="P11"><text:soft-page-break/></text:p>
      <text:p text:style-name="P17">All enums have an ordinal method, which returns the numerical position of each enum constant in</text:p>
      <text:p text:style-name="P17">its type. Never use this, because it is prone to human error</text:p>
      <text:p text:style-name="P17"/>
      <text:p text:style-name="P11">Item 36: Use EnumSet instead of bit fields</text:p>
      <text:p text:style-name="P11"/>
      <text:p text:style-name="P17">In summary, just because an enumerated type will be used in sets, there is no reason to represent it with bit fields. The EnumSet class combines the con-ciseness and performance of bit fields with all the many advantages of enum types</text:p>
      <text:p text:style-name="P17"/>
      <text:p text:style-name="P11">Item 37: Use EnumMap instead of ordinal indexing</text:p>
      <text:p text:style-name="P17"/>
      <text:p text:style-name="P17">There is a very fast Map implementation designed for use with enum keys, known as java.util.EnumMap</text:p>
      <text:p text:style-name="P11"/>
      <text:p text:style-name="P11">Item 38: Emulate extensible enums with interfaces</text:p>
      <text:p text:style-name="P17"/>
      <text:p text:style-name="P17">Not usefull do not extend enums</text:p>
      <text:p text:style-name="P11"/>
      <text:p text:style-name="P11">Item 39: Prefer annotations to naming patterns</text:p>
      <text:p text:style-name="P11"/>
      <text:p text:style-name="P11">Item 40: Consistently use the Override annotation</text:p>
      <text:p text:style-name="P11"/>
      <text:p text:style-name="P11">Item 41: Use marker interfaces to define types</text:p>
      <text:p text:style-name="P11"/>
      <text:p text:style-name="P17">A marker interface is an interface that contains no method declarations but merely designates (or “marks”) a class that implements the interface as having some property.</text:p>
      <text:p text:style-name="P17"/>
      <text:p text:style-name="P17">The existence of a marker interface type allows you to catch errors at compile time that you couldn’t catch until runtime if you used a marker annotation</text:p>
      <text:p text:style-name="P17"/>
      <text:p text:style-name="P17">Ask:</text:p>
      <text:p text:style-name="P17">Might I want to write one or more methods that accept only objects that have this marking?</text:p>
      <text:p text:style-name="P17"/>
      <text:p text:style-name="P17"/>
      <text:p text:style-name="P12">Lambdas and Streams</text:p>
      <text:p text:style-name="P12"/>
      <text:p text:style-name="P12"/>
      <text:p text:style-name="P11">Item 42: Prefer lambdas to anonymous classes</text:p>
      <text:p text:style-name="P17"/>
      <text:p text:style-name="P17">Anonymous classes -&gt; function objects (represtn functions or actions). </text:p>
      <text:p text:style-name="P17">Lambda lack names and documentation if a computation is not inn't self-explanotary or exceed a few lins, don't put it in lambds</text:p>
      <text:p text:style-name="P11"/>
      <text:p text:style-name="P11">Item 43: Prefer method reference to lambdas</text:p>
      <text:p text:style-name="P11"/>
      <text:p text:style-name="P11">Item 44: Favor the use of standard functional interfaces</text:p>
      <text:p text:style-name="P11"/>
      <text:p text:style-name="P17">Template method pattern, modern way put functional interface as paramter to constructor.</text:p>
      <text:p text:style-name="P6">Don’t be tempted to use basic functional interfaces with boxed primitives instead of primitive functional interfaces.</text:p>
      <text:p text:style-name="P6"/>
      <text:p text:style-name="P6">Always annotate your functional interfaces with the <text:span text:style-name="T48">@FunctionalInterface </text:span>annotation.</text:p>
      <text:p text:style-name="P6"/>
      <text:p text:style-name="P69"><text:span text:style-name="T1">A final point should be made concerning the use of functional interfaces in </text:span>APIs. Accept functional interface types on input and return them on output.</text:p>
      <text:p text:style-name="P17"/>
      <text:p text:style-name="P11">Item 45: Use stras judiciously</text:p>
      <text:p text:style-name="P11"><text:soft-page-break/></text:p>
      <text:p text:style-name="P4"/>
      <text:p text:style-name="P6">Overusing streams makes programs hard to read and maintain.</text:p>
      <text:p text:style-name="P6">Using helper methods is even more important for readability in stream pipelines than in iterative code</text:p>
      <text:p text:style-name="P6"/>
      <text:p text:style-name="P70">Conversely, streams make it very easy to do some things:</text:p>
      <text:p text:style-name="P69">• Uniformly transform sequences of elements</text:p>
      <text:p text:style-name="P69">• Filter sequences of elements</text:p>
      <text:p text:style-name="P69">• Combine sequences of elements using a single operation (for example to add them, concatenate them, or compute their minimum)</text:p>
      <text:p text:style-name="P69">• Accumulate sequences of elements into a collection, perhaps grouping them by</text:p>
      <text:p text:style-name="P69">some common attribute</text:p>
      <text:p text:style-name="P68">• Search a sequence of elements for an element satisfying some criterion</text:p>
      <text:p text:style-name="P68"/>
      <text:p text:style-name="P68">One thing that is hard to do with streams is to access corresponding elements from multiple stages of a pipeline simultaneously: once you map a value to some other value, the original value is lost</text:p>
      <text:p text:style-name="P17"/>
      <text:p text:style-name="P11">Item 46: Prefer sied-effect free functions in streams</text:p>
      <text:p text:style-name="P11"/>
      <text:p text:style-name="P70">The most important part of the streams paradigm is to structure your computation as a sequence of transformations where the result of each stage is as close as possible to a <text:span text:style-name="T49">pure function </text:span>of the result of the previous stage. </text:p>
      <text:p text:style-name="P17"/>
      <text:p text:style-name="P11">Item 47: Prefer Collection to Stream as a return type</text:p>
      <text:p text:style-name="P11"/>
      <text:p text:style-name="P74"><text:span text:style-name="T44">Collection </text:span><text:span text:style-name="T50">or an appropriate subtype is generally the best return type for a public, sequencereturning method.</text:span></text:p>
      <text:p text:style-name="P17"/>
      <text:p text:style-name="P11">Item 48: Use cauction when making streams parallel</text:p>
      <text:p text:style-name="P11"/>
      <text:p text:style-name="P11"/>
      <text:p text:style-name="P12">Methods</text:p>
      <text:p text:style-name="P12"/>
      <text:p text:style-name="P12"/>
      <text:p text:style-name="P11">Item 49: Check parameters for validtiy</text:p>
      <text:p text:style-name="P11"/>
      <text:p text:style-name="P69"><text:span text:style-name="T1">You should clearly</text:span><text:span text:style-name="T17"> </text:span>document all restrictions on method and enforce them with checks at the beginning of</text:p>
      <text:p text:style-name="P68">the method body. You should attempt to detect errors as soon as possible after they occur</text:p>
      <text:p text:style-name="P68"/>
      <text:p text:style-name="P71"><text:span text:style-name="T7">For public and protected methods, use the Javadoc </text:span><text:span text:style-name="T38">@throws </text:span><text:span text:style-name="T7">tag to document the exception that will be thrown if a restriction on parameter values is violated</text:span></text:p>
      <text:p text:style-name="P68"/>
      <text:p text:style-name="P8"><text:span text:style-name="T7">The </text:span><text:span text:style-name="T48">Objects.requireNonNull </text:span><text:span text:style-name="T7">method, added in Java 7, is flexible and convenient, so there’s no reason to perform null checks manually anymore</text:span></text:p>
      <text:p text:style-name="P17"/>
      <text:p text:style-name="P11">Item 50: Make defensive copies when needed</text:p>
      <text:p text:style-name="P17"/>
      <text:p text:style-name="P6">You must program defensively, with the assumption that clients of your class will do their best to destroy its invariants. (Return Immutable). <text:span text:style-name="T47">Note that </text:span>defensive copies are made <text:span text:style-name="T52">before </text:span>checking the</text:p>
      <text:p text:style-name="P5"><text:span text:style-name="T1">validity of the parameters (Item 49), and the validity check is performed on the copies rather than on the originals. T</text:span><text:span text:style-name="T47">hink about whether your class could tolerate a change in the object after it was entered into the data structure.</text:span></text:p>
      <text:p text:style-name="P17"/>
      <text:p text:style-name="P11">Item 51: Design method signatures carefully</text:p>
      <text:p text:style-name="P11"/>
      <text:p text:style-name="P11">Item 52: Use overloading judicously</text:p>
      <text:p text:style-name="P11"/>
      <text:p text:style-name="P11"><text:soft-page-break/>Item 53: Use varags judiciously</text:p>
      <text:p text:style-name="P11"/>
      <text:p text:style-name="P11">Item 54: Return empty collections or arrays not null</text:p>
      <text:p text:style-name="P11"/>
      <text:p text:style-name="P11">Item 55: Retun optionals judiciously</text:p>
      <text:p text:style-name="P11"/>
      <text:p text:style-name="P6">Container types, including collections, maps, streams, arrays, and optionals should not be</text:p>
      <text:p text:style-name="P7">wrapped in optionals</text:p>
      <text:p text:style-name="P8"><text:span text:style-name="T7">you should declare a method to return </text:span><text:span text:style-name="T48">Optional&lt;T&gt; </text:span><text:span text:style-name="T7">if it might not be able to return a result </text:span><text:span text:style-name="T51">and </text:span><text:span text:style-name="T7">clients will have to perform special processing if no result is returned</text:span></text:p>
      <text:p text:style-name="P7"/>
      <text:p text:style-name="P7">it is almost never appropriate to use an optional as a key, value, or element in a collection or array.</text:p>
      <text:p text:style-name="P17"/>
      <text:p text:style-name="P11">Item 56: Write doc for all exposed API elements</text:p>
      <text:p text:style-name="P11"/>
      <text:p text:style-name="P11"/>
      <text:p text:style-name="P12">Genenral Programing</text:p>
      <text:p text:style-name="P12"/>
      <text:p text:style-name="P12"/>
      <text:p text:style-name="P11">Item 57: Minimize the scope of local variables</text:p>
      <text:p text:style-name="P11"/>
      <text:p text:style-name="P17">Every local varable declaration should contain an initalizer. Also keep methods small and focused</text:p>
      <text:p text:style-name="P17"/>
      <text:p text:style-name="P11">Item 58: Prefer for each over for loops</text:p>
      <text:p text:style-name="P11"/>
      <text:p text:style-name="P90"><text:span text:style-name="T7">consider implement </text:span><text:span text:style-name="T38">Iterable for specjal case iteration</text:span></text:p>
      <text:p text:style-name="P90"><text:span text:style-name="T38"/></text:p>
      <text:p text:style-name="P11">Item 59: Know and use the lib</text:p>
      <text:p text:style-name="P11"/>
      <text:p text:style-name="P5"><text:span text:style-name="T1">By using a standard library, you take advantage of the knowledge of the experts who wrote it and the experience of those who used it before you. </text:span><text:span text:style-name="T47">A final advantage of using the standard libraries is that you place your code in the mainstream.</text:span></text:p>
      <text:p text:style-name="P70">Look in high-quality third-party libraries, such as Google’s</text:p>
      <text:p text:style-name="P70"/>
      <text:p text:style-name="P94">Item 60: Avoid fload and dobule if you need pressision</text:p>
      <text:p text:style-name="P94"/>
      <text:p text:style-name="P96"><text:span text:style-name="T7">use </text:span><text:span text:style-name="T48">BigDecimal</text:span><text:span text:style-name="T7">, </text:span><text:span text:style-name="T48">int</text:span><text:span text:style-name="T7">, or </text:span><text:span text:style-name="T48">long </text:span><text:span text:style-name="T7">for monetary calculations</text:span></text:p>
      <text:p text:style-name="P96"><text:span text:style-name="T7"/></text:p>
      <text:p text:style-name="P95"><text:span text:style-name="T7">Item 61: Prefer primitive types to boxed primitives</text:span></text:p>
      <text:p text:style-name="P95"><text:span text:style-name="T7"/></text:p>
      <text:p text:style-name="P95"><text:span text:style-name="T7">Item 62: Avoid String where other types are more appropriate</text:span></text:p>
      <text:p text:style-name="P95"><text:span text:style-name="T7"/></text:p>
      <text:p text:style-name="P95"><text:span text:style-name="T7">Item 63: Beware the performance of string conatenation</text:span></text:p>
      <text:p text:style-name="P95"><text:span text:style-name="T7"/></text:p>
      <text:p text:style-name="P96"><text:span text:style-name="T7">In for loop use String Builder</text:span></text:p>
      <text:p text:style-name="P96"><text:span text:style-name="T7"/></text:p>
      <text:p text:style-name="P95"><text:span text:style-name="T7">Item 64: Refer to object by their intrfaces</text:span></text:p>
      <text:p text:style-name="P95"><text:span text:style-name="T7"/></text:p>
      <text:p text:style-name="P96"><text:span text:style-name="T7">Program will be much more flexible.</text:span></text:p>
      <text:p text:style-name="P96"><text:span text:style-name="T7"/></text:p>
      <text:p text:style-name="P95"><text:span text:style-name="T7">Item 65: Prefer interface to reflection</text:span></text:p>
      <text:p text:style-name="P95"><text:span text:style-name="T7"/></text:p>
      <text:p text:style-name="P95"><text:span text:style-name="T7">Item 66: JNI do not use it unless you do not have any other soltion</text:span></text:p>
      <text:p text:style-name="P95"><text:span text:style-name="T7"/></text:p>
      <text:p text:style-name="P95"><text:span text:style-name="T7">Item 67: Optimization rule</text:span></text:p>
      <text:p text:style-name="P95"><text:span text:style-name="T7"/></text:p>
      <text:p text:style-name="P69"><text:span text:style-name="T1">They tell a deep truth about optimization: it is easy to do more harm than </text:span>good, especially if you optimize <text:soft-page-break/>prematurely. In the process, you may produce software that is neither fast nor correct and cannot easily be fixed. Don’t sacrifice sound architectural principles for performance. <text:span text:style-name="T55">Strive to write</text:span></text:p>
      <text:p text:style-name="P98">good programs rather than fast ones.</text:p>
      <text:p text:style-name="P98"/>
      <text:p text:style-name="P92"><text:span text:style-name="T1">Do not strive to write fast programs—strive to write good ones; </text:span>speed will follow. But do think about performance while you’re designing systems, especially while you’re designing APIs, wire-level protocols, and persistent dana formats.</text:p>
      <text:p text:style-name="P4"/>
      <text:p text:style-name="P4">Item 68: Create and use standarnidzed namin convection</text:p>
      <text:p text:style-name="P4"/>
      <text:p text:style-name="P4"/>
      <text:p text:style-name="P99">Exceptions</text:p>
      <text:p text:style-name="P99"/>
      <text:p text:style-name="P99"/>
      <text:p text:style-name="P4">Item 69: Use exceptions only for exceptional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Lucida Sans1" svg:font-family="'Lucida Sans'" style:font-family-generic="swiss"/>
    <style:font-face style:name="LucidaSans-TypewriterBold" svg:font-family="LucidaSans-TypewriterBold"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4T18:21:59.16</meta:creation-date>
    <dc:date>2020-12-23T14:36:51.75</dc:date>
    <meta:editing-duration>PT7H10M41S</meta:editing-duration>
    <meta:editing-cycles>238</meta:editing-cycles>
    <meta:generator>OpenOffice/4.1.7$Win32 OpenOffice.org_project/417m1$Build-9800</meta:generator>
    <meta:document-statistic meta:table-count="0" meta:image-count="0" meta:object-count="0" meta:page-count="13" meta:paragraph-count="382" meta:word-count="4496" meta:character-count="28171"/>
  </office:meta>
</office:document-meta>
</file>